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3" style:family="paragraph" style:parent-style-name="Text_20_body">
      <style:text-properties fo:font-weight="normal" officeooo:rsid="01b06b39" officeooo:paragraph-rsid="02276347" style:font-weight-asian="normal" style:font-weight-complex="normal"/>
    </style:style>
    <style:style style:name="P4" style:family="paragraph" style:parent-style-name="Text_20_body">
      <style:text-properties fo:font-weight="normal" officeooo:rsid="023f4cba" officeooo:paragraph-rsid="023f4cba" style:font-weight-asian="normal" style:font-weight-complex="normal"/>
    </style:style>
    <style:style style:name="P5" style:family="paragraph" style:parent-style-name="Text_20_body">
      <style:text-properties fo:font-weight="normal" officeooo:rsid="01948d3e" officeooo:paragraph-rsid="02d26998" style:font-weight-asian="normal" style:font-weight-complex="normal"/>
    </style:style>
    <style:style style:name="P6" style:family="paragraph" style:parent-style-name="Text_20_body">
      <style:text-properties fo:font-weight="normal" officeooo:rsid="025be88b" officeooo:paragraph-rsid="02a70732" style:font-weight-asian="normal" style:font-weight-complex="normal"/>
    </style:style>
    <style:style style:name="P7" style:family="paragraph" style:parent-style-name="Text_20_body">
      <style:text-properties fo:font-weight="normal" officeooo:rsid="027f6fa8" officeooo:paragraph-rsid="027b1618" style:font-weight-asian="normal" style:font-weight-complex="normal"/>
    </style:style>
    <style:style style:name="P8" style:family="paragraph" style:parent-style-name="Text_20_body">
      <style:text-properties fo:font-weight="normal" officeooo:rsid="027f6fa8" officeooo:paragraph-rsid="046360e4" style:font-weight-asian="normal" style:font-weight-complex="normal"/>
    </style:style>
    <style:style style:name="P9" style:family="paragraph" style:parent-style-name="Text_20_body">
      <style:text-properties fo:font-weight="normal" officeooo:rsid="0198c0bc" officeooo:paragraph-rsid="02d26998" style:font-weight-asian="normal" style:font-weight-complex="normal"/>
    </style:style>
    <style:style style:name="P10" style:family="paragraph" style:parent-style-name="Text_20_body">
      <style:text-properties fo:font-weight="normal" officeooo:rsid="0198c0bc" officeooo:paragraph-rsid="02d55e34" style:font-weight-asian="normal" style:font-weight-complex="normal"/>
    </style:style>
    <style:style style:name="P11" style:family="paragraph" style:parent-style-name="Text_20_body">
      <style:text-properties fo:font-weight="normal" officeooo:rsid="0198c0bc" officeooo:paragraph-rsid="03102cd1" style:font-weight-asian="normal" style:font-weight-complex="normal"/>
    </style:style>
    <style:style style:name="P12" style:family="paragraph" style:parent-style-name="Text_20_body">
      <style:text-properties fo:font-weight="normal" officeooo:rsid="0198c0bc" officeooo:paragraph-rsid="03a5f13c" style:font-weight-asian="normal" style:font-weight-complex="normal"/>
    </style:style>
    <style:style style:name="P13" style:family="paragraph" style:parent-style-name="Text_20_body">
      <style:text-properties fo:font-weight="normal" officeooo:rsid="02d55e34" officeooo:paragraph-rsid="02d55e34" style:font-weight-asian="normal" style:font-weight-complex="normal"/>
    </style:style>
    <style:style style:name="P14" style:family="paragraph" style:parent-style-name="Text_20_body">
      <style:text-properties fo:font-weight="normal" officeooo:rsid="02f17c4f" officeooo:paragraph-rsid="023abb38" style:font-weight-asian="normal" style:font-weight-complex="normal"/>
    </style:style>
    <style:style style:name="P15" style:family="paragraph" style:parent-style-name="Text_20_body">
      <style:text-properties fo:font-weight="normal" officeooo:rsid="02de9937" officeooo:paragraph-rsid="02de9937" style:font-weight-asian="normal" style:font-weight-complex="normal"/>
    </style:style>
    <style:style style:name="P16" style:family="paragraph" style:parent-style-name="Text_20_body">
      <style:text-properties fo:font-weight="normal" officeooo:rsid="01921e12" officeooo:paragraph-rsid="02d26998" style:font-weight-asian="normal" style:font-weight-complex="normal"/>
    </style:style>
    <style:style style:name="P17" style:family="paragraph" style:parent-style-name="Text_20_body">
      <style:text-properties fo:font-weight="normal" officeooo:rsid="02f469c2" style:font-weight-asian="normal" style:font-weight-complex="normal"/>
    </style:style>
    <style:style style:name="P18" style:family="paragraph" style:parent-style-name="Text_20_body">
      <style:text-properties fo:font-weight="normal" officeooo:rsid="0377d235" officeooo:paragraph-rsid="0377d235" style:font-weight-asian="normal" style:font-weight-complex="normal"/>
    </style:style>
    <style:style style:name="P19" style:family="paragraph" style:parent-style-name="Text_20_body">
      <style:text-properties fo:font-weight="normal" officeooo:rsid="0381773f" officeooo:paragraph-rsid="0381773f" style:font-weight-asian="normal" style:font-weight-complex="normal"/>
    </style:style>
    <style:style style:name="P20" style:family="paragraph" style:parent-style-name="Text_20_body">
      <style:text-properties fo:font-weight="normal" officeooo:rsid="0383a780" officeooo:paragraph-rsid="0388f880" style:font-weight-asian="normal" style:font-weight-complex="normal"/>
    </style:style>
    <style:style style:name="P21" style:family="paragraph" style:parent-style-name="Text_20_body">
      <style:text-properties fo:font-weight="normal" officeooo:rsid="038bacf2" officeooo:paragraph-rsid="0390fb49" style:font-weight-asian="normal" style:font-weight-complex="normal"/>
    </style:style>
    <style:style style:name="P22" style:family="paragraph" style:parent-style-name="Text_20_body">
      <style:text-properties fo:font-weight="normal" officeooo:rsid="0395c383" officeooo:paragraph-rsid="0395c383" style:font-weight-asian="normal" style:font-weight-complex="normal"/>
    </style:style>
    <style:style style:name="P23" style:family="paragraph" style:parent-style-name="Text_20_body">
      <style:text-properties fo:font-weight="normal" officeooo:rsid="03a5f13c" officeooo:paragraph-rsid="03a5f13c" style:font-weight-asian="normal" style:font-weight-complex="normal"/>
    </style:style>
    <style:style style:name="P24" style:family="paragraph" style:parent-style-name="Text_20_body">
      <style:text-properties fo:font-weight="normal" officeooo:rsid="03b3ba17" officeooo:paragraph-rsid="03b3ba17" style:font-weight-asian="normal" style:font-weight-complex="normal"/>
    </style:style>
    <style:style style:name="P25" style:family="paragraph" style:parent-style-name="Text_20_body">
      <style:text-properties fo:font-weight="normal" officeooo:rsid="03b61e89" officeooo:paragraph-rsid="03ba5e1a" style:font-weight-asian="normal" style:font-weight-complex="normal"/>
    </style:style>
    <style:style style:name="P26" style:family="paragraph" style:parent-style-name="Text_20_body">
      <style:text-properties fo:font-weight="normal" officeooo:rsid="03bdc8e3" officeooo:paragraph-rsid="03c6a36b" style:font-weight-asian="normal" style:font-weight-complex="normal"/>
    </style:style>
    <style:style style:name="P27" style:family="paragraph" style:parent-style-name="Text_20_body">
      <style:text-properties fo:font-weight="normal" officeooo:rsid="03c9fbed" officeooo:paragraph-rsid="03c9fbed" style:font-weight-asian="normal" style:font-weight-complex="normal"/>
    </style:style>
    <style:style style:name="P28" style:family="paragraph" style:parent-style-name="Text_20_body">
      <style:text-properties fo:font-weight="normal" officeooo:rsid="02f7fee3" officeooo:paragraph-rsid="04222e06" style:font-weight-asian="normal" style:font-weight-complex="normal"/>
    </style:style>
    <style:style style:name="P29" style:family="paragraph" style:parent-style-name="Text_20_body">
      <style:text-properties fo:font-weight="normal" officeooo:rsid="02f7fee3" officeooo:paragraph-rsid="0423d8d0" style:font-weight-asian="normal" style:font-weight-complex="normal"/>
    </style:style>
    <style:style style:name="P30" style:family="paragraph" style:parent-style-name="Text_20_body">
      <style:text-properties fo:font-weight="normal" officeooo:rsid="04222e06" officeooo:paragraph-rsid="04222e06" style:font-weight-asian="normal" style:font-weight-complex="normal"/>
    </style:style>
    <style:style style:name="P31" style:family="paragraph" style:parent-style-name="Text_20_body">
      <style:text-properties fo:font-weight="bold" officeooo:rsid="019bc3d3" officeooo:paragraph-rsid="02276347" style:font-weight-asian="bold" style:font-weight-complex="bold"/>
    </style:style>
    <style:style style:name="P32" style:family="paragraph" style:parent-style-name="Text_20_body">
      <style:text-properties fo:font-weight="bold" officeooo:rsid="019bc3d3" officeooo:paragraph-rsid="023e56c5" style:font-weight-asian="bold" style:font-weight-complex="bold"/>
    </style:style>
    <style:style style:name="P33" style:family="paragraph" style:parent-style-name="Text_20_body">
      <style:text-properties fo:font-weight="bold" officeooo:rsid="019bc3d3" officeooo:paragraph-rsid="02efea6f" style:font-weight-asian="bold" style:font-weight-complex="bold"/>
    </style:style>
    <style:style style:name="P34" style:family="paragraph" style:parent-style-name="Text_20_body">
      <style:text-properties fo:font-weight="bold" officeooo:rsid="019bc3d3" officeooo:paragraph-rsid="034daf28" style:font-weight-asian="bold" style:font-weight-complex="bold"/>
    </style:style>
    <style:style style:name="P35" style:family="paragraph" style:parent-style-name="Text_20_body">
      <style:text-properties fo:font-weight="bold" officeooo:rsid="019bc3d3" officeooo:paragraph-rsid="023abb38" style:font-weight-asian="bold" style:font-weight-complex="bold"/>
    </style:style>
    <style:style style:name="P36" style:family="paragraph" style:parent-style-name="Text_20_body">
      <style:text-properties fo:font-weight="bold" officeooo:rsid="01906aa2" officeooo:paragraph-rsid="02d26998" style:font-weight-asian="bold" style:font-weight-complex="bold"/>
    </style:style>
    <style:style style:name="P37" style:family="paragraph" style:parent-style-name="Text_20_body">
      <style:text-properties fo:font-weight="bold" officeooo:rsid="01906aa2" officeooo:paragraph-rsid="0363bc79" style:font-weight-asian="bold" style:font-weight-complex="bold"/>
    </style:style>
    <style:style style:name="P38" style:family="paragraph" style:parent-style-name="Text_20_body">
      <style:text-properties fo:font-weight="bold" officeooo:rsid="01906aa2" officeooo:paragraph-rsid="03e0c4ab" style:font-weight-asian="bold" style:font-weight-complex="bold"/>
    </style:style>
    <style:style style:name="P39" style:family="paragraph" style:parent-style-name="Text_20_body">
      <style:text-properties fo:font-weight="bold" officeooo:rsid="020f1760" officeooo:paragraph-rsid="02d26998" style:font-weight-asian="bold" style:font-weight-complex="bold"/>
    </style:style>
    <style:style style:name="P40" style:family="paragraph" style:parent-style-name="Text_20_body">
      <style:text-properties fo:font-weight="bold" officeooo:rsid="025ccdd7" officeooo:paragraph-rsid="03525f4b" style:font-weight-asian="bold" style:font-weight-complex="bold"/>
    </style:style>
    <style:style style:name="P41" style:family="paragraph" style:parent-style-name="Text_20_body">
      <style:text-properties fo:font-weight="bold" officeooo:rsid="036193af" officeooo:paragraph-rsid="036193af" style:font-weight-asian="bold" style:font-weight-complex="bold"/>
    </style:style>
    <style:style style:name="P42" style:family="paragraph" style:parent-style-name="Text_20_body">
      <style:text-properties fo:font-weight="bold" officeooo:rsid="03ab55a6" officeooo:paragraph-rsid="03e0c4ab" style:font-weight-asian="bold" style:font-weight-complex="bold"/>
    </style:style>
    <style:style style:name="P43" style:family="paragraph" style:parent-style-name="Text_20_body">
      <style:text-properties fo:font-weight="bold" officeooo:rsid="03ab55a6" officeooo:paragraph-rsid="0458b771" style:font-weight-asian="bold" style:font-weight-complex="bold"/>
    </style:style>
    <style:style style:name="P44" style:family="paragraph" style:parent-style-name="Text_20_body">
      <style:text-properties fo:font-weight="bold" officeooo:rsid="03ba8106" officeooo:paragraph-rsid="03bc1362" style:font-weight-asian="bold" style:font-weight-complex="bold"/>
    </style:style>
    <style:style style:name="P45" style:family="paragraph" style:parent-style-name="Text_20_body">
      <style:text-properties fo:font-weight="bold" officeooo:rsid="03102cd1" officeooo:paragraph-rsid="03e0c4ab" style:font-weight-asian="bold" style:font-weight-complex="bold"/>
    </style:style>
    <style:style style:name="P46" style:family="paragraph" style:parent-style-name="Text_20_body">
      <style:paragraph-properties fo:text-align="center" style:justify-single-word="false"/>
      <style:text-properties officeooo:rsid="02624ea8" officeooo:paragraph-rsid="02624ea8"/>
    </style:style>
    <style:style style:name="P47" style:family="paragraph" style:parent-style-name="Text_20_body">
      <style:text-properties officeooo:rsid="02624ea8" officeooo:paragraph-rsid="02ab06dc"/>
    </style:style>
    <style:style style:name="P48" style:family="paragraph" style:parent-style-name="Text_20_body">
      <style:text-properties officeooo:rsid="0275acba" officeooo:paragraph-rsid="0275acba"/>
    </style:style>
    <style:style style:name="P49" style:family="paragraph" style:parent-style-name="Text_20_body">
      <style:text-properties officeooo:rsid="0275acba" officeooo:paragraph-rsid="02f7fee3"/>
    </style:style>
    <style:style style:name="P50" style:family="paragraph" style:parent-style-name="Text_20_body">
      <style:text-properties officeooo:rsid="02b5b150" officeooo:paragraph-rsid="02b5b150"/>
    </style:style>
    <style:style style:name="P51" style:family="paragraph" style:parent-style-name="Text_20_body">
      <style:paragraph-properties fo:text-align="center" style:justify-single-word="false"/>
      <style:text-properties officeooo:rsid="02b5b150" officeooo:paragraph-rsid="02b5b150"/>
    </style:style>
    <style:style style:name="P52" style:family="paragraph" style:parent-style-name="Text_20_body">
      <style:text-properties officeooo:rsid="027b1618" officeooo:paragraph-rsid="02c44219"/>
    </style:style>
    <style:style style:name="P53" style:family="paragraph" style:parent-style-name="Text_20_body">
      <style:text-properties officeooo:rsid="02ca3366" officeooo:paragraph-rsid="02ca3366"/>
    </style:style>
    <style:style style:name="P54" style:family="paragraph" style:parent-style-name="Text_20_body">
      <style:text-properties officeooo:rsid="02c0425e" officeooo:paragraph-rsid="02f7fee3"/>
    </style:style>
    <style:style style:name="P55" style:family="paragraph" style:parent-style-name="Text_20_body">
      <style:text-properties officeooo:rsid="031a426a" officeooo:paragraph-rsid="0340dd4e"/>
    </style:style>
    <style:style style:name="P56" style:family="paragraph" style:parent-style-name="Text_20_body">
      <style:text-properties officeooo:rsid="031a426a" officeooo:paragraph-rsid="031a426a"/>
    </style:style>
    <style:style style:name="P57" style:family="paragraph" style:parent-style-name="Text_20_body">
      <style:text-properties officeooo:rsid="03172b5c"/>
    </style:style>
    <style:style style:name="P58" style:family="paragraph" style:parent-style-name="Text_20_body">
      <style:text-properties officeooo:rsid="03172b5c" officeooo:paragraph-rsid="03172b5c"/>
    </style:style>
    <style:style style:name="P59" style:family="paragraph" style:parent-style-name="Text_20_body">
      <style:text-properties officeooo:rsid="0322a0ad" officeooo:paragraph-rsid="0322a0ad"/>
    </style:style>
    <style:style style:name="P60" style:family="paragraph" style:parent-style-name="Text_20_body">
      <style:text-properties officeooo:rsid="03239107" officeooo:paragraph-rsid="0327cc61"/>
    </style:style>
    <style:style style:name="P61" style:family="paragraph" style:parent-style-name="Text_20_body">
      <style:text-properties officeooo:rsid="032e0234"/>
    </style:style>
    <style:style style:name="P62" style:family="paragraph" style:parent-style-name="Text_20_body">
      <style:text-properties officeooo:rsid="032e0234" officeooo:paragraph-rsid="032e0234"/>
    </style:style>
    <style:style style:name="P63" style:family="paragraph" style:parent-style-name="Text_20_body">
      <style:text-properties fo:font-style="normal" officeooo:rsid="034969da" officeooo:paragraph-rsid="034969da" style:font-style-asian="normal" style:font-style-complex="normal"/>
    </style:style>
    <style:style style:name="P64" style:family="paragraph" style:parent-style-name="Text_20_body">
      <style:text-properties fo:font-style="normal" officeooo:rsid="034969da" officeooo:paragraph-rsid="03f09eb0" style:font-style-asian="normal" style:font-style-complex="normal"/>
    </style:style>
    <style:style style:name="P65" style:family="paragraph" style:parent-style-name="Text_20_body">
      <style:text-properties fo:font-style="normal" officeooo:rsid="03a33f41" officeooo:paragraph-rsid="04092fc4" style:font-style-asian="normal" style:font-style-complex="normal"/>
    </style:style>
    <style:style style:name="P66" style:family="paragraph" style:parent-style-name="Text_20_body">
      <style:text-properties fo:font-style="normal" officeooo:rsid="033ccd16" officeooo:paragraph-rsid="04092fc4" style:font-style-asian="normal" style:font-style-complex="normal"/>
    </style:style>
    <style:style style:name="P67"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68"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69"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70"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71" style:family="paragraph" style:parent-style-name="Text_20_body">
      <style:text-properties officeooo:paragraph-rsid="03e0c4ab"/>
    </style:style>
    <style:style style:name="P72" style:family="paragraph" style:parent-style-name="Text_20_body">
      <style:text-properties officeooo:rsid="036e3003" officeooo:paragraph-rsid="03e0c4ab"/>
    </style:style>
    <style:style style:name="P73" style:family="paragraph" style:parent-style-name="Text_20_body">
      <style:text-properties officeooo:paragraph-rsid="04012278"/>
    </style:style>
    <style:style style:name="P74" style:family="paragraph" style:parent-style-name="Text_20_body">
      <style:text-properties officeooo:rsid="0403133c" officeooo:paragraph-rsid="0403133c"/>
    </style:style>
    <style:style style:name="P75" style:family="paragraph" style:parent-style-name="Text_20_body">
      <style:text-properties officeooo:rsid="03356d71" officeooo:paragraph-rsid="0406b36a"/>
    </style:style>
    <style:style style:name="P76" style:family="paragraph" style:parent-style-name="Text_20_body">
      <style:text-properties officeooo:rsid="03356d71" officeooo:paragraph-rsid="040cbcaf"/>
    </style:style>
    <style:style style:name="P77" style:family="paragraph" style:parent-style-name="Text_20_body">
      <style:text-properties officeooo:rsid="016b4da7" officeooo:paragraph-rsid="016dd22e"/>
    </style:style>
    <style:style style:name="P78" style:family="paragraph" style:parent-style-name="Text_20_body">
      <style:text-properties officeooo:rsid="041568db" officeooo:paragraph-rsid="041568db"/>
    </style:style>
    <style:style style:name="P79" style:family="paragraph" style:parent-style-name="Text_20_body">
      <style:text-properties officeooo:paragraph-rsid="041568db"/>
    </style:style>
    <style:style style:name="P80" style:family="paragraph" style:parent-style-name="Text_20_body">
      <style:text-properties officeooo:paragraph-rsid="041ceeb6"/>
    </style:style>
    <style:style style:name="P81" style:family="paragraph" style:parent-style-name="Text_20_body">
      <style:text-properties officeooo:rsid="033ccd16" officeooo:paragraph-rsid="03f09eb0"/>
    </style:style>
    <style:style style:name="P82" style:family="paragraph" style:parent-style-name="Text_20_body">
      <style:text-properties fo:color="#800000" fo:font-weight="normal" officeooo:rsid="046360e4" officeooo:paragraph-rsid="046360e4" style:font-weight-asian="normal" style:font-weight-complex="normal"/>
    </style:style>
    <style:style style:name="P83" style:family="paragraph" style:parent-style-name="Title">
      <style:text-properties officeooo:rsid="016da5a1" officeooo:paragraph-rsid="016da5a1"/>
    </style:style>
    <style:style style:name="P84" style:family="paragraph" style:parent-style-name="Author">
      <style:text-properties officeooo:rsid="00bb700a" officeooo:paragraph-rsid="016da5a1"/>
    </style:style>
    <style:style style:name="P85" style:family="paragraph" style:parent-style-name="Text_20_body">
      <style:paragraph-properties fo:break-before="page"/>
      <style:text-properties fo:font-weight="normal" officeooo:rsid="0198c0bc" officeooo:paragraph-rsid="03a5f13c" style:font-weight-asian="normal" style:font-weight-complex="normal"/>
    </style:style>
    <style:style style:name="P86" style:family="paragraph" style:parent-style-name="Code_20_Source">
      <style:text-properties fo:font-style="normal" officeooo:rsid="034969da" officeooo:paragraph-rsid="04092fc4" style:font-style-asian="normal" style:font-style-complex="normal"/>
    </style:style>
    <style:style style:name="P87" style:family="paragraph" style:parent-style-name="Code_20_Source">
      <style:text-properties officeooo:paragraph-rsid="04092fc4"/>
    </style:style>
    <style:style style:name="P88" style:family="paragraph" style:parent-style-name="Bibliography_20_1">
      <style:paragraph-properties>
        <style:tab-stops/>
      </style:paragraph-properties>
    </style:style>
    <style:style style:name="P89" style:family="paragraph" style:parent-style-name="Text_20_body">
      <style:text-properties fo:font-weight="bold" officeooo:rsid="024c667e" officeooo:paragraph-rsid="04677c2d" style:font-weight-asian="bold" style:font-weight-complex="bold"/>
    </style:style>
    <style:style style:name="P90" style:family="paragraph" style:parent-style-name="Text_20_body">
      <style:text-properties officeooo:paragraph-rsid="046a8ee5"/>
    </style:style>
    <style:style style:name="P91" style:family="paragraph" style:parent-style-name="Heading_20_1">
      <style:text-properties officeooo:paragraph-rsid="016da5a1"/>
    </style:style>
    <style:style style:name="P92" style:family="paragraph" style:parent-style-name="Heading_20_1">
      <style:text-properties officeooo:rsid="016b4da7" officeooo:paragraph-rsid="016f2abf"/>
    </style:style>
    <style:style style:name="P93" style:family="paragraph" style:parent-style-name="Heading_20_1">
      <style:text-properties officeooo:rsid="018e8b86" officeooo:paragraph-rsid="018e8b86"/>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f1255d" style:font-weight-asian="normal" style:font-weight-complex="normal"/>
    </style:style>
    <style:style style:name="T42" style:family="text">
      <style:text-properties fo:font-weight="normal" officeooo:rsid="01f44f5a" style:font-weight-asian="normal" style:font-weight-complex="normal"/>
    </style:style>
    <style:style style:name="T43" style:family="text">
      <style:text-properties fo:font-weight="normal" officeooo:rsid="01f9fe26" style:font-weight-asian="normal" style:font-weight-complex="normal"/>
    </style:style>
    <style:style style:name="T44" style:family="text">
      <style:text-properties fo:font-weight="normal" officeooo:rsid="01fda6ff" style:font-weight-asian="normal" style:font-weight-complex="normal"/>
    </style:style>
    <style:style style:name="T45" style:family="text">
      <style:text-properties fo:font-weight="normal" officeooo:rsid="02005760" style:font-weight-asian="normal" style:font-weight-complex="normal"/>
    </style:style>
    <style:style style:name="T46" style:family="text">
      <style:text-properties fo:font-weight="normal" officeooo:rsid="02058b5d" style:font-weight-asian="normal" style:font-weight-complex="normal"/>
    </style:style>
    <style:style style:name="T47" style:family="text">
      <style:text-properties fo:font-weight="normal" officeooo:rsid="02073e21" style:font-weight-asian="normal" style:font-weight-complex="normal"/>
    </style:style>
    <style:style style:name="T48" style:family="text">
      <style:text-properties fo:font-weight="normal" officeooo:rsid="0208fd8c" style:font-weight-asian="normal" style:font-weight-complex="normal"/>
    </style:style>
    <style:style style:name="T49" style:family="text">
      <style:text-properties fo:font-weight="normal" officeooo:rsid="020a92b3" style:font-weight-asian="normal" style:font-weight-complex="normal"/>
    </style:style>
    <style:style style:name="T50" style:family="text">
      <style:text-properties fo:font-weight="normal" officeooo:rsid="020e170e" style:font-weight-asian="normal" style:font-weight-complex="normal"/>
    </style:style>
    <style:style style:name="T51" style:family="text">
      <style:text-properties fo:font-weight="normal" officeooo:rsid="020f1760" style:font-weight-asian="normal" style:font-weight-complex="normal"/>
    </style:style>
    <style:style style:name="T52" style:family="text">
      <style:text-properties fo:font-weight="normal" officeooo:rsid="0210a873" style:font-weight-asian="normal" style:font-weight-complex="normal"/>
    </style:style>
    <style:style style:name="T53" style:family="text">
      <style:text-properties fo:font-weight="normal" officeooo:rsid="02122004" style:font-weight-asian="normal" style:font-weight-complex="normal"/>
    </style:style>
    <style:style style:name="T54" style:family="text">
      <style:text-properties fo:font-weight="normal" officeooo:rsid="0214d3aa" style:font-weight-asian="normal" style:font-weight-complex="normal"/>
    </style:style>
    <style:style style:name="T55" style:family="text">
      <style:text-properties fo:font-weight="normal" officeooo:rsid="0224e68a" style:font-weight-asian="normal" style:font-weight-complex="normal"/>
    </style:style>
    <style:style style:name="T56" style:family="text">
      <style:text-properties fo:font-weight="normal" officeooo:rsid="02276347" style:font-weight-asian="normal" style:font-weight-complex="normal"/>
    </style:style>
    <style:style style:name="T57" style:family="text">
      <style:text-properties fo:font-weight="normal" officeooo:rsid="022e1b52" style:font-weight-asian="normal" style:font-weight-complex="normal"/>
    </style:style>
    <style:style style:name="T58" style:family="text">
      <style:text-properties fo:font-weight="normal" officeooo:rsid="022fa778" style:font-weight-asian="normal" style:font-weight-complex="normal"/>
    </style:style>
    <style:style style:name="T59" style:family="text">
      <style:text-properties fo:font-weight="normal" officeooo:rsid="0232ea4c" style:font-weight-asian="normal" style:font-weight-complex="normal"/>
    </style:style>
    <style:style style:name="T60" style:family="text">
      <style:text-properties fo:font-weight="normal" officeooo:rsid="023389f0" style:font-weight-asian="normal" style:font-weight-complex="normal"/>
    </style:style>
    <style:style style:name="T61" style:family="text">
      <style:text-properties fo:font-weight="normal" officeooo:rsid="02351bcc" style:font-weight-asian="normal" style:font-weight-complex="normal"/>
    </style:style>
    <style:style style:name="T62" style:family="text">
      <style:text-properties fo:font-weight="normal" officeooo:rsid="0235ccdc" style:font-weight-asian="normal" style:font-weight-complex="normal"/>
    </style:style>
    <style:style style:name="T63" style:family="text">
      <style:text-properties fo:font-weight="normal" officeooo:rsid="0238fc90" style:font-weight-asian="normal" style:font-weight-complex="normal"/>
    </style:style>
    <style:style style:name="T64" style:family="text">
      <style:text-properties fo:font-weight="normal" officeooo:rsid="023abb38" style:font-weight-asian="normal" style:font-weight-complex="normal"/>
    </style:style>
    <style:style style:name="T65" style:family="text">
      <style:text-properties fo:font-weight="normal" officeooo:rsid="023b3750" style:font-weight-asian="normal" style:font-weight-complex="normal"/>
    </style:style>
    <style:style style:name="T66" style:family="text">
      <style:text-properties fo:font-weight="normal" officeooo:rsid="023e56c5" style:font-weight-asian="normal" style:font-weight-complex="normal"/>
    </style:style>
    <style:style style:name="T67" style:family="text">
      <style:text-properties fo:font-weight="normal" officeooo:rsid="023f4cba" style:font-weight-asian="normal" style:font-weight-complex="normal"/>
    </style:style>
    <style:style style:name="T68" style:family="text">
      <style:text-properties fo:font-weight="normal" officeooo:rsid="0241330b" style:font-weight-asian="normal" style:font-weight-complex="normal"/>
    </style:style>
    <style:style style:name="T69" style:family="text">
      <style:text-properties fo:font-weight="normal" officeooo:rsid="0244c5d2" style:font-weight-asian="normal" style:font-weight-complex="normal"/>
    </style:style>
    <style:style style:name="T70" style:family="text">
      <style:text-properties fo:font-weight="normal" officeooo:rsid="02460792" style:font-weight-asian="normal" style:font-weight-complex="normal"/>
    </style:style>
    <style:style style:name="T71" style:family="text">
      <style:text-properties fo:font-weight="normal" officeooo:rsid="0248045e" style:font-weight-asian="normal" style:font-weight-complex="normal"/>
    </style:style>
    <style:style style:name="T72" style:family="text">
      <style:text-properties fo:font-weight="normal" officeooo:rsid="0248f9b5" style:font-weight-asian="normal" style:font-weight-complex="normal"/>
    </style:style>
    <style:style style:name="T73" style:family="text">
      <style:text-properties fo:font-weight="normal" officeooo:rsid="024a98ff" style:font-weight-asian="normal" style:font-weight-complex="normal"/>
    </style:style>
    <style:style style:name="T74" style:family="text">
      <style:text-properties fo:font-weight="normal" officeooo:rsid="024e3717" style:font-weight-asian="normal" style:font-weight-complex="normal"/>
    </style:style>
    <style:style style:name="T75" style:family="text">
      <style:text-properties fo:font-weight="normal" officeooo:rsid="024fbca8" style:font-weight-asian="normal" style:font-weight-complex="normal"/>
    </style:style>
    <style:style style:name="T76" style:family="text">
      <style:text-properties fo:font-weight="normal" officeooo:rsid="0250824f" style:font-weight-asian="normal" style:font-weight-complex="normal"/>
    </style:style>
    <style:style style:name="T77" style:family="text">
      <style:text-properties fo:font-weight="normal" officeooo:rsid="025409f8" style:font-weight-asian="normal" style:font-weight-complex="normal"/>
    </style:style>
    <style:style style:name="T78" style:family="text">
      <style:text-properties fo:font-weight="normal" officeooo:rsid="02549c6b" style:font-weight-asian="normal" style:font-weight-complex="normal"/>
    </style:style>
    <style:style style:name="T79" style:family="text">
      <style:text-properties fo:font-weight="normal" officeooo:rsid="0255e727" style:font-weight-asian="normal" style:font-weight-complex="normal"/>
    </style:style>
    <style:style style:name="T80" style:family="text">
      <style:text-properties fo:font-weight="normal" officeooo:rsid="0257cc59" style:font-weight-asian="normal" style:font-weight-complex="normal"/>
    </style:style>
    <style:style style:name="T81" style:family="text">
      <style:text-properties fo:font-weight="normal" officeooo:rsid="025be88b" style:font-weight-asian="normal" style:font-weight-complex="normal"/>
    </style:style>
    <style:style style:name="T82" style:family="text">
      <style:text-properties fo:font-weight="normal" officeooo:rsid="025d7f83" style:font-weight-asian="normal" style:font-weight-complex="normal"/>
    </style:style>
    <style:style style:name="T83" style:family="text">
      <style:text-properties fo:font-weight="normal" officeooo:rsid="025f62ff" style:font-weight-asian="normal" style:font-weight-complex="normal"/>
    </style:style>
    <style:style style:name="T84" style:family="text">
      <style:text-properties fo:font-weight="normal" officeooo:rsid="025fcbe4" style:font-weight-asian="normal" style:font-weight-complex="normal"/>
    </style:style>
    <style:style style:name="T85" style:family="text">
      <style:text-properties fo:font-weight="normal" officeooo:rsid="026bf8d4" style:font-weight-asian="normal" style:font-weight-complex="normal"/>
    </style:style>
    <style:style style:name="T86" style:family="text">
      <style:text-properties fo:font-weight="normal" officeooo:rsid="028a690d" style:font-weight-asian="normal" style:font-weight-complex="normal"/>
    </style:style>
    <style:style style:name="T87" style:family="text">
      <style:text-properties fo:font-weight="normal" officeooo:rsid="028a7e62" style:font-weight-asian="normal" style:font-weight-complex="normal"/>
    </style:style>
    <style:style style:name="T88" style:family="text">
      <style:text-properties fo:font-weight="normal" officeooo:rsid="028d8891" style:font-weight-asian="normal" style:font-weight-complex="normal"/>
    </style:style>
    <style:style style:name="T89" style:family="text">
      <style:text-properties fo:font-weight="normal" officeooo:rsid="028e4bf8" style:font-weight-asian="normal" style:font-weight-complex="normal"/>
    </style:style>
    <style:style style:name="T90" style:family="text">
      <style:text-properties fo:font-weight="normal" officeooo:rsid="028ea828" style:font-weight-asian="normal" style:font-weight-complex="normal"/>
    </style:style>
    <style:style style:name="T91" style:family="text">
      <style:text-properties fo:font-weight="normal" officeooo:rsid="02905568" style:font-weight-asian="normal" style:font-weight-complex="normal"/>
    </style:style>
    <style:style style:name="T92" style:family="text">
      <style:text-properties fo:font-weight="normal" officeooo:rsid="02914595" style:font-weight-asian="normal" style:font-weight-complex="normal"/>
    </style:style>
    <style:style style:name="T93" style:family="text">
      <style:text-properties fo:font-weight="normal" officeooo:rsid="029d9a88" style:font-weight-asian="normal" style:font-weight-complex="normal"/>
    </style:style>
    <style:style style:name="T94" style:family="text">
      <style:text-properties fo:font-weight="normal" officeooo:rsid="029ecadb" style:font-weight-asian="normal" style:font-weight-complex="normal"/>
    </style:style>
    <style:style style:name="T95" style:family="text">
      <style:text-properties fo:font-weight="normal" officeooo:rsid="02a3a506" style:font-weight-asian="normal" style:font-weight-complex="normal"/>
    </style:style>
    <style:style style:name="T96" style:family="text">
      <style:text-properties fo:font-weight="normal" officeooo:rsid="025ccdd7" style:font-weight-asian="normal" style:font-weight-complex="normal"/>
    </style:style>
    <style:style style:name="T97" style:family="text">
      <style:text-properties fo:font-weight="normal" officeooo:rsid="02ac5d59" style:font-weight-asian="normal" style:font-weight-complex="normal"/>
    </style:style>
    <style:style style:name="T98" style:family="text">
      <style:text-properties fo:font-weight="normal" officeooo:rsid="02c7a60e" style:font-weight-asian="normal" style:font-weight-complex="normal"/>
    </style:style>
    <style:style style:name="T99" style:family="text">
      <style:text-properties fo:font-weight="normal" officeooo:rsid="02cfee09" style:font-weight-asian="normal" style:font-weight-complex="normal"/>
    </style:style>
    <style:style style:name="T100" style:family="text">
      <style:text-properties fo:font-weight="normal" officeooo:rsid="02dd2478" style:font-weight-asian="normal" style:font-weight-complex="normal"/>
    </style:style>
    <style:style style:name="T101" style:family="text">
      <style:text-properties fo:font-weight="normal" officeooo:rsid="02e9c719" style:font-weight-asian="normal" style:font-weight-complex="normal"/>
    </style:style>
    <style:style style:name="T102" style:family="text">
      <style:text-properties fo:font-weight="normal" officeooo:rsid="02eaec16" style:font-weight-asian="normal" style:font-weight-complex="normal"/>
    </style:style>
    <style:style style:name="T103" style:family="text">
      <style:text-properties fo:font-weight="normal" officeooo:rsid="02ef7117" style:font-weight-asian="normal" style:font-weight-complex="normal"/>
    </style:style>
    <style:style style:name="T104" style:family="text">
      <style:text-properties fo:font-weight="normal" officeooo:rsid="02efea6f" style:font-weight-asian="normal" style:font-weight-complex="normal"/>
    </style:style>
    <style:style style:name="T105" style:family="text">
      <style:text-properties fo:font-weight="normal" officeooo:rsid="02f05022" style:font-weight-asian="normal" style:font-weight-complex="normal"/>
    </style:style>
    <style:style style:name="T106" style:family="text">
      <style:text-properties fo:font-weight="normal" officeooo:rsid="02f17c4f" style:font-weight-asian="normal" style:font-weight-complex="normal"/>
    </style:style>
    <style:style style:name="T107" style:family="text">
      <style:text-properties fo:font-weight="normal" officeooo:rsid="02f2cf11" style:font-weight-asian="normal" style:font-weight-complex="normal"/>
    </style:style>
    <style:style style:name="T108" style:family="text">
      <style:text-properties fo:font-weight="normal" officeooo:rsid="02f394bb" style:font-weight-asian="normal" style:font-weight-complex="normal"/>
    </style:style>
    <style:style style:name="T109" style:family="text">
      <style:text-properties fo:font-weight="normal" officeooo:rsid="02f469c2" style:font-weight-asian="normal" style:font-weight-complex="normal"/>
    </style:style>
    <style:style style:name="T110" style:family="text">
      <style:text-properties fo:font-weight="normal" officeooo:rsid="02f6c541" style:font-weight-asian="normal" style:font-weight-complex="normal"/>
    </style:style>
    <style:style style:name="T111" style:family="text">
      <style:text-properties fo:font-weight="normal" officeooo:rsid="02f9cca4" style:font-weight-asian="normal" style:font-weight-complex="normal"/>
    </style:style>
    <style:style style:name="T112" style:family="text">
      <style:text-properties fo:font-weight="normal" officeooo:rsid="02ff3ef2" style:font-weight-asian="normal" style:font-weight-complex="normal"/>
    </style:style>
    <style:style style:name="T113" style:family="text">
      <style:text-properties fo:font-weight="normal" officeooo:rsid="02ff7083" style:font-weight-asian="normal" style:font-weight-complex="normal"/>
    </style:style>
    <style:style style:name="T114" style:family="text">
      <style:text-properties fo:font-weight="normal" officeooo:rsid="030031f2" style:font-weight-asian="normal" style:font-weight-complex="normal"/>
    </style:style>
    <style:style style:name="T115" style:family="text">
      <style:text-properties fo:font-weight="normal" officeooo:rsid="0303bf19" style:font-weight-asian="normal" style:font-weight-complex="normal"/>
    </style:style>
    <style:style style:name="T116" style:family="text">
      <style:text-properties fo:font-weight="normal" officeooo:rsid="03075bd0" style:font-weight-asian="normal" style:font-weight-complex="normal"/>
    </style:style>
    <style:style style:name="T117" style:family="text">
      <style:text-properties fo:font-weight="normal" officeooo:rsid="0308dfa4" style:font-weight-asian="normal" style:font-weight-complex="normal"/>
    </style:style>
    <style:style style:name="T118" style:family="text">
      <style:text-properties fo:font-weight="normal" officeooo:rsid="030905ed" style:font-weight-asian="normal" style:font-weight-complex="normal"/>
    </style:style>
    <style:style style:name="T119" style:family="text">
      <style:text-properties fo:font-weight="normal" officeooo:rsid="0310878e" style:font-weight-asian="normal" style:font-weight-complex="normal"/>
    </style:style>
    <style:style style:name="T120" style:family="text">
      <style:text-properties fo:font-weight="normal" officeooo:rsid="0311a4af" style:font-weight-asian="normal" style:font-weight-complex="normal"/>
    </style:style>
    <style:style style:name="T121" style:family="text">
      <style:text-properties fo:font-weight="normal" officeooo:rsid="03136f73" style:font-weight-asian="normal" style:font-weight-complex="normal"/>
    </style:style>
    <style:style style:name="T122" style:family="text">
      <style:text-properties fo:font-weight="normal" officeooo:rsid="0315352a" style:font-weight-asian="normal" style:font-weight-complex="normal"/>
    </style:style>
    <style:style style:name="T123" style:family="text">
      <style:text-properties fo:font-weight="normal" officeooo:rsid="031c402c" style:font-weight-asian="normal" style:font-weight-complex="normal"/>
    </style:style>
    <style:style style:name="T124" style:family="text">
      <style:text-properties fo:font-weight="normal" officeooo:rsid="032167eb" style:font-weight-asian="normal" style:font-weight-complex="normal"/>
    </style:style>
    <style:style style:name="T125" style:family="text">
      <style:text-properties fo:font-weight="normal" officeooo:rsid="034daf28" style:font-weight-asian="normal" style:font-weight-complex="normal"/>
    </style:style>
    <style:style style:name="T126" style:family="text">
      <style:text-properties fo:font-weight="normal" officeooo:rsid="034f5006" style:font-weight-asian="normal" style:font-weight-complex="normal"/>
    </style:style>
    <style:style style:name="T127" style:family="text">
      <style:text-properties fo:font-weight="normal" officeooo:rsid="0361569b" style:font-weight-asian="normal" style:font-weight-complex="normal"/>
    </style:style>
    <style:style style:name="T128" style:family="text">
      <style:text-properties fo:font-weight="normal" officeooo:rsid="03628f35" style:font-weight-asian="normal" style:font-weight-complex="normal"/>
    </style:style>
    <style:style style:name="T129" style:family="text">
      <style:text-properties fo:font-weight="normal" officeooo:rsid="03630143" style:font-weight-asian="normal" style:font-weight-complex="normal"/>
    </style:style>
    <style:style style:name="T130" style:family="text">
      <style:text-properties fo:font-weight="normal" officeooo:rsid="0363bc79" style:font-weight-asian="normal" style:font-weight-complex="normal"/>
    </style:style>
    <style:style style:name="T131" style:family="text">
      <style:text-properties fo:font-weight="normal" officeooo:rsid="0363f439" style:font-weight-asian="normal" style:font-weight-complex="normal"/>
    </style:style>
    <style:style style:name="T132" style:family="text">
      <style:text-properties fo:font-weight="normal" officeooo:rsid="0364cf96" style:font-weight-asian="normal" style:font-weight-complex="normal"/>
    </style:style>
    <style:style style:name="T133" style:family="text">
      <style:text-properties fo:font-weight="normal" officeooo:rsid="03701351" style:font-weight-asian="normal" style:font-weight-complex="normal"/>
    </style:style>
    <style:style style:name="T134" style:family="text">
      <style:text-properties fo:font-weight="normal" officeooo:rsid="03715737" style:font-weight-asian="normal" style:font-weight-complex="normal"/>
    </style:style>
    <style:style style:name="T135" style:family="text">
      <style:text-properties fo:font-weight="normal" officeooo:rsid="03733b9f" style:font-weight-asian="normal" style:font-weight-complex="normal"/>
    </style:style>
    <style:style style:name="T136" style:family="text">
      <style:text-properties fo:font-weight="normal" officeooo:rsid="0373cfaa" style:font-weight-asian="normal" style:font-weight-complex="normal"/>
    </style:style>
    <style:style style:name="T137" style:family="text">
      <style:text-properties fo:font-weight="normal" officeooo:rsid="03756019" style:font-weight-asian="normal" style:font-weight-complex="normal"/>
    </style:style>
    <style:style style:name="T138" style:family="text">
      <style:text-properties fo:font-weight="normal" officeooo:rsid="0376d6fe" style:font-weight-asian="normal" style:font-weight-complex="normal"/>
    </style:style>
    <style:style style:name="T139" style:family="text">
      <style:text-properties fo:font-weight="normal" officeooo:rsid="03b03617" style:font-weight-asian="normal" style:font-weight-complex="normal"/>
    </style:style>
    <style:style style:name="T140" style:family="text">
      <style:text-properties fo:font-weight="normal" officeooo:rsid="03b1edcb" style:font-weight-asian="normal" style:font-weight-complex="normal"/>
    </style:style>
    <style:style style:name="T141" style:family="text">
      <style:text-properties fo:font-weight="normal" officeooo:rsid="03b304e4" style:font-weight-asian="normal" style:font-weight-complex="normal"/>
    </style:style>
    <style:style style:name="T142" style:family="text">
      <style:text-properties fo:font-weight="normal" officeooo:rsid="03b3ba17" style:font-weight-asian="normal" style:font-weight-complex="normal"/>
    </style:style>
    <style:style style:name="T143" style:family="text">
      <style:text-properties fo:font-weight="normal" officeooo:rsid="03b8426e" style:font-weight-asian="normal" style:font-weight-complex="normal"/>
    </style:style>
    <style:style style:name="T144" style:family="text">
      <style:text-properties fo:font-weight="normal" officeooo:rsid="03ba5e1a" style:font-weight-asian="normal" style:font-weight-complex="normal"/>
    </style:style>
    <style:style style:name="T145" style:family="text">
      <style:text-properties fo:font-weight="normal" officeooo:rsid="03bc1362" style:font-weight-asian="normal" style:font-weight-complex="normal"/>
    </style:style>
    <style:style style:name="T146" style:family="text">
      <style:text-properties fo:font-weight="normal" officeooo:rsid="03c5dac3" style:font-weight-asian="normal" style:font-weight-complex="normal"/>
    </style:style>
    <style:style style:name="T147" style:family="text">
      <style:text-properties fo:font-weight="normal" officeooo:rsid="03c69477" style:font-weight-asian="normal" style:font-weight-complex="normal"/>
    </style:style>
    <style:style style:name="T148" style:family="text">
      <style:text-properties fo:font-weight="normal" officeooo:rsid="03e10999" style:font-weight-asian="normal" style:font-weight-complex="normal"/>
    </style:style>
    <style:style style:name="T149" style:family="text">
      <style:text-properties fo:font-weight="normal" officeooo:rsid="03e258ad" style:font-weight-asian="normal" style:font-weight-complex="normal"/>
    </style:style>
    <style:style style:name="T150" style:family="text">
      <style:text-properties fo:font-weight="normal" officeooo:rsid="03fd0a6d" style:font-weight-asian="normal" style:font-weight-complex="normal"/>
    </style:style>
    <style:style style:name="T151" style:family="text">
      <style:text-properties fo:font-weight="normal" officeooo:rsid="0418e81b" style:font-weight-asian="normal" style:font-weight-complex="normal"/>
    </style:style>
    <style:style style:name="T152" style:family="text">
      <style:text-properties fo:font-weight="normal" officeooo:rsid="0418ffba" style:font-weight-asian="normal" style:font-weight-complex="normal"/>
    </style:style>
    <style:style style:name="T153" style:family="text">
      <style:text-properties fo:font-weight="normal" officeooo:rsid="041ae551" style:font-weight-asian="normal" style:font-weight-complex="normal"/>
    </style:style>
    <style:style style:name="T154" style:family="text">
      <style:text-properties fo:font-weight="normal" officeooo:rsid="041af08e" style:font-weight-asian="normal" style:font-weight-complex="normal"/>
    </style:style>
    <style:style style:name="T155" style:family="text">
      <style:text-properties fo:font-weight="normal" officeooo:rsid="041b9fd8" style:font-weight-asian="normal" style:font-weight-complex="normal"/>
    </style:style>
    <style:style style:name="T156" style:family="text">
      <style:text-properties fo:font-weight="normal" officeooo:rsid="0424cd1e" style:font-weight-asian="normal" style:font-weight-complex="normal"/>
    </style:style>
    <style:style style:name="T157" style:family="text">
      <style:text-properties fo:font-weight="normal" officeooo:rsid="042720cc" style:font-weight-asian="normal" style:font-weight-complex="normal"/>
    </style:style>
    <style:style style:name="T158" style:family="text">
      <style:text-properties fo:font-weight="normal" officeooo:rsid="0427e81a" style:font-weight-asian="normal" style:font-weight-complex="normal"/>
    </style:style>
    <style:style style:name="T159" style:family="text">
      <style:text-properties fo:font-weight="normal" officeooo:rsid="0429ac02" style:font-weight-asian="normal" style:font-weight-complex="normal"/>
    </style:style>
    <style:style style:name="T160" style:family="text">
      <style:text-properties fo:font-weight="normal" officeooo:rsid="042a65ca" style:font-weight-asian="normal" style:font-weight-complex="normal"/>
    </style:style>
    <style:style style:name="T161" style:family="text">
      <style:text-properties fo:font-weight="normal" officeooo:rsid="042bc3c9" style:font-weight-asian="normal" style:font-weight-complex="normal"/>
    </style:style>
    <style:style style:name="T162" style:family="text">
      <style:text-properties fo:font-weight="normal" officeooo:rsid="042d4814" style:font-weight-asian="normal" style:font-weight-complex="normal"/>
    </style:style>
    <style:style style:name="T163" style:family="text">
      <style:text-properties fo:font-weight="normal" officeooo:rsid="042d8a18" style:font-weight-asian="normal" style:font-weight-complex="normal"/>
    </style:style>
    <style:style style:name="T164" style:family="text">
      <style:text-properties fo:font-weight="normal" officeooo:rsid="042e6c6a" style:font-weight-asian="normal" style:font-weight-complex="normal"/>
    </style:style>
    <style:style style:name="T165" style:family="text">
      <style:text-properties fo:font-weight="normal" officeooo:rsid="0435501b" style:font-weight-asian="normal" style:font-weight-complex="normal"/>
    </style:style>
    <style:style style:name="T166" style:family="text">
      <style:text-properties fo:font-weight="normal" officeooo:rsid="0436fd74" style:font-weight-asian="normal" style:font-weight-complex="normal"/>
    </style:style>
    <style:style style:name="T167" style:family="text">
      <style:text-properties fo:font-weight="normal" officeooo:rsid="0437846f" style:font-weight-asian="normal" style:font-weight-complex="normal"/>
    </style:style>
    <style:style style:name="T168" style:family="text">
      <style:text-properties fo:font-weight="normal" officeooo:rsid="04388277" style:font-weight-asian="normal" style:font-weight-complex="normal"/>
    </style:style>
    <style:style style:name="T169" style:family="text">
      <style:text-properties fo:font-weight="normal" officeooo:rsid="0438c3c8" style:font-weight-asian="normal" style:font-weight-complex="normal"/>
    </style:style>
    <style:style style:name="T170" style:family="text">
      <style:text-properties fo:font-weight="normal" officeooo:rsid="043aafe2" style:font-weight-asian="normal" style:font-weight-complex="normal"/>
    </style:style>
    <style:style style:name="T171" style:family="text">
      <style:text-properties fo:font-weight="normal" officeooo:rsid="043d2a3e" style:font-weight-asian="normal" style:font-weight-complex="normal"/>
    </style:style>
    <style:style style:name="T172" style:family="text">
      <style:text-properties fo:font-weight="normal" officeooo:rsid="043eb26c" style:font-weight-asian="normal" style:font-weight-complex="normal"/>
    </style:style>
    <style:style style:name="T173" style:family="text">
      <style:text-properties fo:font-weight="normal" officeooo:rsid="043f9a89" style:font-weight-asian="normal" style:font-weight-complex="normal"/>
    </style:style>
    <style:style style:name="T174" style:family="text">
      <style:text-properties fo:font-weight="normal" officeooo:rsid="043fa885" style:font-weight-asian="normal" style:font-weight-complex="normal"/>
    </style:style>
    <style:style style:name="T175" style:family="text">
      <style:text-properties fo:font-weight="normal" officeooo:rsid="04576e51" style:font-weight-asian="normal" style:font-weight-complex="normal"/>
    </style:style>
    <style:style style:name="T176" style:family="text">
      <style:text-properties fo:font-weight="normal" officeooo:rsid="0458b771" style:font-weight-asian="normal" style:font-weight-complex="normal"/>
    </style:style>
    <style:style style:name="T177" style:family="text">
      <style:text-properties fo:font-weight="normal" officeooo:rsid="0458d778" style:font-weight-asian="normal" style:font-weight-complex="normal"/>
    </style:style>
    <style:style style:name="T178" style:family="text">
      <style:text-properties fo:font-weight="normal" officeooo:rsid="04668aac" style:font-weight-asian="normal" style:font-weight-complex="normal"/>
    </style:style>
    <style:style style:name="T179" style:family="text">
      <style:text-properties fo:font-weight="normal" officeooo:rsid="04677c2d" style:font-weight-asian="normal" style:font-weight-complex="normal"/>
    </style:style>
    <style:style style:name="T180" style:family="text">
      <style:text-properties fo:font-weight="normal" officeooo:rsid="046817c7" style:font-weight-asian="normal" style:font-weight-complex="normal"/>
    </style:style>
    <style:style style:name="T181" style:family="text">
      <style:text-properties fo:font-weight="normal" officeooo:rsid="046f2457" style:font-weight-asian="normal" style:font-weight-complex="normal"/>
    </style:style>
    <style:style style:name="T182" style:family="text">
      <style:text-properties officeooo:rsid="027bc3cc"/>
    </style:style>
    <style:style style:name="T183" style:family="text">
      <style:text-properties officeooo:rsid="0296d09d"/>
    </style:style>
    <style:style style:name="T184" style:family="text">
      <style:text-properties officeooo:rsid="02c3276b"/>
    </style:style>
    <style:style style:name="T185" style:family="text">
      <style:text-properties officeooo:rsid="02cb2a91"/>
    </style:style>
    <style:style style:name="T186" style:family="text">
      <style:text-properties fo:font-style="italic" fo:font-weight="normal" officeooo:rsid="02efea6f" style:font-style-asian="italic" style:font-weight-asian="normal" style:font-style-complex="italic" style:font-weight-complex="normal"/>
    </style:style>
    <style:style style:name="T187" style:family="text">
      <style:text-properties fo:font-style="italic" style:font-style-asian="italic" style:font-style-complex="italic"/>
    </style:style>
    <style:style style:name="T188" style:family="text">
      <style:text-properties fo:font-style="italic" officeooo:rsid="03362f63" style:font-style-asian="italic" style:font-style-complex="italic"/>
    </style:style>
    <style:style style:name="T189" style:family="text">
      <style:text-properties fo:font-style="italic" officeooo:rsid="035e9b04" style:font-style-asian="italic" style:font-style-complex="italic"/>
    </style:style>
    <style:style style:name="T190" style:family="text">
      <style:text-properties fo:font-style="italic" officeooo:rsid="03cbdc2e" style:font-style-asian="italic" style:font-style-complex="italic"/>
    </style:style>
    <style:style style:name="T191" style:family="text">
      <style:text-properties fo:font-style="italic" officeooo:rsid="03f5eb80" style:font-style-asian="italic" style:font-style-complex="italic"/>
    </style:style>
    <style:style style:name="T192" style:family="text">
      <style:text-properties fo:font-style="normal" fo:font-weight="normal" officeooo:rsid="02efea6f" style:font-style-asian="normal" style:font-weight-asian="normal" style:font-style-complex="normal" style:font-weight-complex="normal"/>
    </style:style>
    <style:style style:name="T193" style:family="text">
      <style:text-properties fo:font-style="normal" fo:font-weight="normal" officeooo:rsid="0426cb4f" style:font-style-asian="normal" style:font-weight-asian="normal" style:font-style-complex="normal" style:font-weight-complex="normal"/>
    </style:style>
    <style:style style:name="T194" style:family="text">
      <style:text-properties fo:font-style="normal" style:font-style-asian="normal" style:font-style-complex="normal"/>
    </style:style>
    <style:style style:name="T195" style:family="text">
      <style:text-properties fo:font-style="normal" officeooo:rsid="0328802c" style:font-style-asian="normal" style:font-style-complex="normal"/>
    </style:style>
    <style:style style:name="T196" style:family="text">
      <style:text-properties fo:font-style="normal" officeooo:rsid="03362f63" style:font-style-asian="normal" style:font-style-complex="normal"/>
    </style:style>
    <style:style style:name="T197" style:family="text">
      <style:text-properties fo:font-style="normal" officeooo:rsid="03363e18" style:font-style-asian="normal" style:font-style-complex="normal"/>
    </style:style>
    <style:style style:name="T198" style:family="text">
      <style:text-properties fo:font-style="normal" officeooo:rsid="03397fe5" style:font-style-asian="normal" style:font-style-complex="normal"/>
    </style:style>
    <style:style style:name="T199" style:family="text">
      <style:text-properties fo:font-style="normal" officeooo:rsid="033b0e0f" style:font-style-asian="normal" style:font-style-complex="normal"/>
    </style:style>
    <style:style style:name="T200" style:family="text">
      <style:text-properties fo:font-style="normal" officeooo:rsid="033f8c6e" style:font-style-asian="normal" style:font-style-complex="normal"/>
    </style:style>
    <style:style style:name="T201" style:family="text">
      <style:text-properties fo:font-style="normal" officeooo:rsid="03440906" style:font-style-asian="normal" style:font-style-complex="normal"/>
    </style:style>
    <style:style style:name="T202" style:family="text">
      <style:text-properties fo:font-style="normal" officeooo:rsid="0344100a" style:font-style-asian="normal" style:font-style-complex="normal"/>
    </style:style>
    <style:style style:name="T203" style:family="text">
      <style:text-properties fo:font-style="normal" officeooo:rsid="0345d06c" style:font-style-asian="normal" style:font-style-complex="normal"/>
    </style:style>
    <style:style style:name="T204" style:family="text">
      <style:text-properties fo:font-style="normal" officeooo:rsid="034b95e0" style:font-style-asian="normal" style:font-style-complex="normal"/>
    </style:style>
    <style:style style:name="T205" style:family="text">
      <style:text-properties fo:font-style="normal" officeooo:rsid="03cbdc2e" style:font-style-asian="normal" style:font-style-complex="normal"/>
    </style:style>
    <style:style style:name="T206" style:family="text">
      <style:text-properties fo:font-style="normal" officeooo:rsid="03cdc14e" style:font-style-asian="normal" style:font-style-complex="normal"/>
    </style:style>
    <style:style style:name="T207" style:family="text">
      <style:text-properties fo:font-style="normal" officeooo:rsid="03e60a0b" style:font-style-asian="normal" style:font-style-complex="normal"/>
    </style:style>
    <style:style style:name="T208" style:family="text">
      <style:text-properties fo:font-style="normal" officeooo:rsid="03e67196" style:font-style-asian="normal" style:font-style-complex="normal"/>
    </style:style>
    <style:style style:name="T209" style:family="text">
      <style:text-properties fo:font-style="normal" officeooo:rsid="03ed23e0" style:font-style-asian="normal" style:font-style-complex="normal"/>
    </style:style>
    <style:style style:name="T210" style:family="text">
      <style:text-properties fo:font-style="normal" officeooo:rsid="03f09eb0" style:font-style-asian="normal" style:font-style-complex="normal"/>
    </style:style>
    <style:style style:name="T211" style:family="text">
      <style:text-properties fo:font-style="normal" officeooo:rsid="03f0c93b" style:font-style-asian="normal" style:font-style-complex="normal"/>
    </style:style>
    <style:style style:name="T212" style:family="text">
      <style:text-properties fo:font-style="normal" officeooo:rsid="03f426c5" style:font-style-asian="normal" style:font-style-complex="normal"/>
    </style:style>
    <style:style style:name="T213" style:family="text">
      <style:text-properties fo:font-style="normal" officeooo:rsid="03f47c03" style:font-style-asian="normal" style:font-style-complex="normal"/>
    </style:style>
    <style:style style:name="T214" style:family="text">
      <style:text-properties fo:font-style="normal" officeooo:rsid="03f5eb80" style:font-style-asian="normal" style:font-style-complex="normal"/>
    </style:style>
    <style:style style:name="T215" style:family="text">
      <style:text-properties fo:font-style="normal" officeooo:rsid="03f601dd" style:font-style-asian="normal" style:font-style-complex="normal"/>
    </style:style>
    <style:style style:name="T216" style:family="text">
      <style:text-properties fo:font-style="normal" officeooo:rsid="03f6f2bc" style:font-style-asian="normal" style:font-style-complex="normal"/>
    </style:style>
    <style:style style:name="T217" style:family="text">
      <style:text-properties fo:font-style="normal" officeooo:rsid="03f8a1d3" style:font-style-asian="normal" style:font-style-complex="normal"/>
    </style:style>
    <style:style style:name="T218" style:family="text">
      <style:text-properties fo:font-style="normal" officeooo:rsid="03fa3d57" style:font-style-asian="normal" style:font-style-complex="normal"/>
    </style:style>
    <style:style style:name="T219" style:family="text">
      <style:text-properties fo:font-style="normal" officeooo:rsid="03fb169a" style:font-style-asian="normal" style:font-style-complex="normal"/>
    </style:style>
    <style:style style:name="T220" style:family="text">
      <style:text-properties fo:font-style="normal" officeooo:rsid="04001801" style:font-style-asian="normal" style:font-style-complex="normal"/>
    </style:style>
    <style:style style:name="T221" style:family="text">
      <style:text-properties fo:font-style="normal" officeooo:rsid="0401cbb4" style:font-style-asian="normal" style:font-style-complex="normal"/>
    </style:style>
    <style:style style:name="T222" style:family="text">
      <style:text-properties fo:font-style="normal" officeooo:rsid="04092763" style:font-style-asian="normal" style:font-style-complex="normal"/>
    </style:style>
    <style:style style:name="T223" style:family="text">
      <style:text-properties fo:font-style="normal" officeooo:rsid="040b2df8" style:font-style-asian="normal" style:font-style-complex="normal"/>
    </style:style>
    <style:style style:name="T224" style:family="text">
      <style:text-properties fo:font-style="normal" officeooo:rsid="040cbcaf" style:font-style-asian="normal" style:font-style-complex="normal"/>
    </style:style>
    <style:style style:name="T225" style:family="text">
      <style:text-properties fo:font-style="normal" officeooo:rsid="040cbdb3" style:font-style-asian="normal" style:font-style-complex="normal"/>
    </style:style>
    <style:style style:name="T226" style:family="text">
      <style:text-properties fo:font-style="normal" officeooo:rsid="0410f307" style:font-style-asian="normal" style:font-style-complex="normal"/>
    </style:style>
    <style:style style:name="T227" style:family="text">
      <style:text-properties fo:font-style="normal" officeooo:rsid="04438f92" style:font-style-asian="normal" style:font-style-complex="normal"/>
    </style:style>
    <style:style style:name="T228" style:family="text">
      <style:text-properties fo:font-style="normal" officeooo:rsid="0444dd51" style:font-style-asian="normal" style:font-style-complex="normal"/>
    </style:style>
    <style:style style:name="T229" style:family="text">
      <style:text-properties fo:font-style="normal" officeooo:rsid="0446d68e" style:font-style-asian="normal" style:font-style-complex="normal"/>
    </style:style>
    <style:style style:name="T230" style:family="text">
      <style:text-properties fo:font-style="normal" officeooo:rsid="044739fb" style:font-style-asian="normal" style:font-style-complex="normal"/>
    </style:style>
    <style:style style:name="T231" style:family="text">
      <style:text-properties fo:font-style="normal" officeooo:rsid="04496242" style:font-style-asian="normal" style:font-style-complex="normal"/>
    </style:style>
    <style:style style:name="T232" style:family="text">
      <style:text-properties fo:font-style="normal" officeooo:rsid="044b3385" style:font-style-asian="normal" style:font-style-complex="normal"/>
    </style:style>
    <style:style style:name="T233" style:family="text">
      <style:text-properties fo:font-style="normal" officeooo:rsid="044d0515" style:font-style-asian="normal" style:font-style-complex="normal"/>
    </style:style>
    <style:style style:name="T234" style:family="text">
      <style:text-properties fo:font-style="normal" officeooo:rsid="04484a3a" style:font-style-asian="normal" style:font-style-complex="normal"/>
    </style:style>
    <style:style style:name="T235" style:family="text">
      <style:text-properties fo:font-style="normal" officeooo:rsid="04526eb7" style:font-style-asian="normal" style:font-style-complex="normal"/>
    </style:style>
    <style:style style:name="T236" style:family="text">
      <style:text-properties fo:font-style="normal" officeooo:rsid="045b785a" style:font-style-asian="normal" style:font-style-complex="normal"/>
    </style:style>
    <style:style style:name="T237" style:family="text">
      <style:text-properties fo:font-style="normal" officeooo:rsid="0469a8d9" style:font-style-asian="normal" style:font-style-complex="normal"/>
    </style:style>
    <style:style style:name="T238" style:family="text">
      <style:text-properties fo:font-style="normal" officeooo:rsid="046a22c6" style:font-style-asian="normal" style:font-style-complex="normal"/>
    </style:style>
    <style:style style:name="T239" style:family="text">
      <style:text-properties fo:font-style="normal" officeooo:rsid="046a8ee5" style:font-style-asian="normal" style:font-style-complex="normal"/>
    </style:style>
    <style:style style:name="T240" style:family="text">
      <style:text-properties fo:font-style="normal" officeooo:rsid="046db2cb" style:font-style-asian="normal" style:font-style-complex="normal"/>
    </style:style>
    <style:style style:name="T241" style:family="text">
      <style:text-properties officeooo:rsid="02f7fee3"/>
    </style:style>
    <style:style style:name="T242" style:family="text">
      <style:text-properties officeooo:rsid="03020f40"/>
    </style:style>
    <style:style style:name="T243" style:family="text">
      <style:text-properties officeooo:rsid="03189c51"/>
    </style:style>
    <style:style style:name="T244" style:family="text">
      <style:text-properties officeooo:rsid="031f7a34"/>
    </style:style>
    <style:style style:name="T245" style:family="text">
      <style:text-properties officeooo:rsid="0324b645"/>
    </style:style>
    <style:style style:name="T246" style:family="text">
      <style:text-properties officeooo:rsid="03321348"/>
    </style:style>
    <style:style style:name="T247" style:family="text">
      <style:text-properties officeooo:rsid="03362f63"/>
    </style:style>
    <style:style style:name="T248" style:family="text">
      <style:text-properties officeooo:rsid="033f8c6e"/>
    </style:style>
    <style:style style:name="T249" style:family="text">
      <style:text-properties officeooo:rsid="0340dd4e"/>
    </style:style>
    <style:style style:name="T250" style:family="text">
      <style:text-properties officeooo:rsid="03425a92"/>
    </style:style>
    <style:style style:name="T251" style:family="text">
      <style:text-properties officeooo:rsid="034fadef"/>
    </style:style>
    <style:style style:name="T252" style:family="text">
      <style:text-properties officeooo:rsid="0353f10e"/>
    </style:style>
    <style:style style:name="T253" style:family="text">
      <style:text-properties officeooo:rsid="0357973c"/>
    </style:style>
    <style:style style:name="T254" style:family="text">
      <style:text-properties officeooo:rsid="035e9b04"/>
    </style:style>
    <style:style style:name="T255" style:family="text">
      <style:text-properties officeooo:rsid="035efedf"/>
    </style:style>
    <style:style style:name="T256" style:family="text">
      <style:text-properties officeooo:rsid="036bbfdd"/>
    </style:style>
    <style:style style:name="T257" style:family="text">
      <style:text-properties officeooo:rsid="036db5d5"/>
    </style:style>
    <style:style style:name="T258" style:family="text">
      <style:text-properties officeooo:rsid="03799604"/>
    </style:style>
    <style:style style:name="T259" style:family="text">
      <style:text-properties officeooo:rsid="0381eda7"/>
    </style:style>
    <style:style style:name="T260" style:family="text">
      <style:text-properties officeooo:rsid="0383bb54"/>
    </style:style>
    <style:style style:name="T261" style:family="text">
      <style:text-properties officeooo:rsid="038d6e8d"/>
    </style:style>
    <style:style style:name="T262" style:family="text">
      <style:text-properties officeooo:rsid="038f0514"/>
    </style:style>
    <style:style style:name="T263" style:family="text">
      <style:text-properties officeooo:rsid="0397622a"/>
    </style:style>
    <style:style style:name="T264" style:family="text">
      <style:text-properties officeooo:rsid="039c7236"/>
    </style:style>
    <style:style style:name="T265" style:family="text">
      <style:text-properties officeooo:rsid="039dc707"/>
    </style:style>
    <style:style style:name="T266" style:family="text">
      <style:text-properties officeooo:rsid="03a27414"/>
    </style:style>
    <style:style style:name="T267" style:family="text">
      <style:text-properties officeooo:rsid="03a445f5"/>
    </style:style>
    <style:style style:name="T268" style:family="text">
      <style:text-properties officeooo:rsid="03c6a36b"/>
    </style:style>
    <style:style style:name="T269" style:family="text">
      <style:text-properties officeooo:rsid="03c82e41"/>
    </style:style>
    <style:style style:name="T270" style:family="text">
      <style:text-properties officeooo:rsid="03cbdc2e"/>
    </style:style>
    <style:style style:name="T271" style:family="text">
      <style:text-properties officeooo:rsid="03d298ae"/>
    </style:style>
    <style:style style:name="T272" style:family="text">
      <style:text-properties officeooo:rsid="03d58049"/>
    </style:style>
    <style:style style:name="T273" style:family="text">
      <style:text-properties officeooo:rsid="03d82333"/>
    </style:style>
    <style:style style:name="T274" style:family="text">
      <style:text-properties officeooo:rsid="03e7d157"/>
    </style:style>
    <style:style style:name="T275" style:family="text">
      <style:text-properties officeooo:rsid="03e84964"/>
    </style:style>
    <style:style style:name="T276" style:family="text">
      <style:text-properties officeooo:rsid="03f426c5"/>
    </style:style>
    <style:style style:name="T277" style:family="text">
      <style:text-properties officeooo:rsid="032dcedd"/>
    </style:style>
    <style:style style:name="T278" style:family="text">
      <style:text-properties officeooo:rsid="04001659"/>
    </style:style>
    <style:style style:name="T279" style:family="text">
      <style:text-properties officeooo:rsid="0403b37e"/>
    </style:style>
    <style:style style:name="T280" style:family="text">
      <style:text-properties officeooo:rsid="0405a8ae"/>
    </style:style>
    <style:style style:name="T281" style:family="text">
      <style:text-properties officeooo:rsid="0406b36a"/>
    </style:style>
    <style:style style:name="T282" style:family="text">
      <style:text-properties officeooo:rsid="040779ed"/>
    </style:style>
    <style:style style:name="T283" style:family="text">
      <style:text-properties officeooo:rsid="04092fc4"/>
    </style:style>
    <style:style style:name="T284" style:family="text">
      <style:text-properties officeooo:rsid="041568db"/>
    </style:style>
    <style:style style:name="T285" style:family="text">
      <style:text-properties officeooo:rsid="041ceeb6"/>
    </style:style>
    <style:style style:name="T286" style:family="text">
      <style:text-properties officeooo:rsid="0422505a"/>
    </style:style>
    <style:style style:name="T287" style:family="text">
      <style:text-properties officeooo:rsid="042e6c6a"/>
    </style:style>
    <style:style style:name="T288" style:family="text">
      <style:text-properties officeooo:rsid="042f115f"/>
    </style:style>
    <style:style style:name="T289" style:family="text">
      <style:text-properties officeooo:rsid="04304ec7"/>
    </style:style>
    <style:style style:name="T290" style:family="text">
      <style:text-properties officeooo:rsid="0431b3d6"/>
    </style:style>
    <style:style style:name="T291" style:family="text">
      <style:text-properties officeooo:rsid="043383cd"/>
    </style:style>
    <style:style style:name="T292" style:family="text">
      <style:text-properties officeooo:rsid="0437846f"/>
    </style:style>
    <style:style style:name="T293" style:family="text">
      <style:text-properties officeooo:rsid="043ba846"/>
    </style:style>
    <style:style style:name="T294" style:family="text">
      <style:text-properties officeooo:rsid="0446348c"/>
    </style:style>
    <style:style style:name="T295" style:family="text">
      <style:text-properties officeooo:rsid="044d5a71"/>
    </style:style>
    <style:style style:name="T296" style:family="text">
      <style:text-properties officeooo:rsid="044f06c5"/>
    </style:style>
    <style:style style:name="T297" style:family="text">
      <style:text-properties officeooo:rsid="04519e89"/>
    </style:style>
    <style:style style:name="T298" style:family="text">
      <style:text-properties officeooo:rsid="0459b8a1"/>
    </style:style>
    <style:style style:name="T299" style:family="text">
      <style:text-properties officeooo:rsid="0466aac1"/>
    </style:style>
    <style:style style:name="T300" style:family="text">
      <style:text-properties officeooo:rsid="046817c7"/>
    </style:style>
    <style:style style:name="T301" style:family="text">
      <style:text-properties officeooo:rsid="046e46c2"/>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greyscale">
        <style:background-image/>
      </style:graphic-properties>
    </style:style>
    <style:style style:name="fr3" style:family="graphic" style:parent-style-name="Graphics">
      <style:graphic-properties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draw:frame draw:style-name="fr1" draw:name="Obraz4" text:anchor-type="paragraph" svg:x="14.944cm" svg:y="-0.289cm" svg:width="2cm" svg:height="1.55cm" draw:z-index="0"><draw:image xlink:href="../../logotypes/2.svg" xlink:type="simple" xlink:show="embed" xlink:actuate="onLoad"/></draw:frame>Ideas and Observations<text:line-break/><text:span text:style-name="T2">Foundations for a versatile filesystem</text:span></text:p>
      <text:p text:style-name="P84">Arkadiusz Bulski</text:p>
      <text:h text:style-name="P91" text:outline-level="1">Abstract</text:h>
      <text:p text:style-name="P77">Cameleonica is a prototype of a highly versatile filesystem. This paper describes a wide range of concepts that could <text:span text:style-name="T299">be </text:span>incorporated into popular filesystem designs. <text:span text:style-name="T3">Both potential benefits and reasons why these features were not popularized earlier are presented. Expectations of their performance is based on theoretic models. </text:span></text:p>
      <text:p text:style-name="P78">[work in progress]</text:p>
      <text:h text:style-name="P92" text:outline-level="1">Introduction</text:h>
      <text:p text:style-name="P79">When reading papers that describe filesystem designs, from the golden historical times of Unix development <text:span text:style-name="T284">to contemporary times of Linux</text:span>, one might come to a conclusion that evolution of filesystem designs was very incremental in nature and much effort was put into not making too many changes at <text:span text:style-name="T284">once. For example, Ext4 is an upgrade to Ext3 in sense that upgrade can be done in place. </text:span></text:p>
      <text:p text:style-name="Text_20_body">[work in progress]</text:p>
      <text:h text:style-name="P93" text:outline-level="1">New ideas</text:h>
      <text:p text:style-name="Text_20_body"/>
      <text:h text:style-name="Heading_20_3" text:outline-level="3">Inodes are not efficient. </text:h>
      <text:p text:style-name="P71"><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7">In traditional designs </text:span><text:span text:style-name="T58">most</text:span><text:span text:style-name="T57"> operation</text:span><text:span text:style-name="T58">s</text:span><text:span text:style-name="T57"> can be </text:span><text:span text:style-name="T71">done by </text:span><text:span text:style-name="T57">processing one block at a time. </text:span><text:span text:style-name="T58">Computers of the past often had little memory </text:span><text:span text:style-name="T58"><text:bibliography-mark text:identifier="McKusi84" text:bibliography-type="article" text:author="Marshall Kirk Mckusick, William N. Joy, Samuel J. Leffler, Robert S. Fabry" text:title="A Fast File System for UNIX" text:year="1984">[McKusi84]</text:bibliography-mark></text:span><text:span text:style-name="T58"> and caching complete sets of metadata was not feasible. Also changing metadata often ended up in writing just one block, which </text:span><text:span text:style-name="T72">might have been seen as a </text:span><text:span text:style-name="T58">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5">, </text:span><text:span text:style-name="T179">used for guaranteeing consistency after crash</text:span><text:span text:style-name="T14">. </text:span><text:span text:style-name="T73">All these reasons contributed to a decision that data structures </text:span><text:span text:style-name="T98">had to</text:span><text:span text:style-name="T73"> be broken down into blocks. </text:span></text:p>
      <text:p text:style-name="P31"><text:span text:style-name="T16">To fully describe a single file, </text:span><text:span text:style-name="T34">an amount of </text:span><text:span text:style-name="T101">meta</text:span><text:span text:style-name="T34">data </text:span><text:span text:style-name="T156">needed </text:span><text:span text:style-name="T59">almost always </text:span><text:span text:style-name="T34">takes space of </text:span><text:span text:style-name="T59">more than one block</text:span><text:span text:style-name="T17">. </text:span><text:span text:style-name="T56">Traditionally </text:span><text:span text:style-name="T18">one main block </text:span><text:span text:style-name="T35">(</text:span><text:span text:style-name="T18">called inode</text:span><text:span text:style-name="T35">)</text:span><text:span text:style-name="T18"> would hold most important data </text:span><text:span text:style-name="T156">and point to further blocks</text:span><text:span text:style-name="T18">, several blocks would point to where actual content is </text:span><text:span text:style-name="T59">located </text:span><text:span text:style-name="T156">(indirect blocks)</text:span><text:span text:style-name="T18">, some blocks would keep directory entries in </text:span><text:span text:style-name="T59">case of a directory</text:span><text:span text:style-name="T18">, and so on. For a large 1 GB file for example, </text:span><text:span text:style-name="T59">assuming </text:span><text:span text:style-name="T97">4 </text:span><text:span text:style-name="T59">KB blocks and 64 bit </text:span><text:soft-page-break/><text:span text:style-name="T59">pointers</text:span><text:span text:style-name="T18">, at least </text:span><text:span text:style-name="T97">512</text:span><text:span text:style-name="T18"> blocks </text:span><text:span text:style-name="T156">is </text:span><text:span text:style-name="T18">needed. </text:span><text:span text:style-name="T19">Certain operations </text:span><text:span text:style-name="T21">such as copying </text:span><text:span text:style-name="T60">or deleting </text:span><text:span text:style-name="T21">file, </text:span><text:span text:style-name="T60">or </text:span><text:span text:style-name="T21">browsing directory </text:span><text:span text:style-name="T19">necessarily </text:span><text:span text:style-name="T20">require</text:span><text:span text:style-name="T156">s</text:span><text:span text:style-name="T20"> all metadata blocks to be read. </text:span></text:p>
      <text:p text:style-name="P3"/>
      <text:p text:style-name="P33"><text:span text:style-name="T22">Consider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6">divided</text:span><text:span text:style-name="T23"> into </text:span><text:span text:style-name="T39">individual </text:span><text:span text:style-name="T23">blocks. </text:span><text:span text:style-name="T104">First approach we shall call </text:span><text:span text:style-name="T192">the </text:span><text:span text:style-name="T186">extent approach</text:span><text:span text:style-name="T192"> and it requires that all blocks are read from </text:span><text:span text:style-name="T193">a continuous area on disk</text:span><text:span text:style-name="T192"> at once and after changes are made all blocks are stored to </text:span><text:span text:style-name="T193">another continuous area at once</text:span><text:span text:style-name="T192">. </text:span><text:span text:style-name="T39">Last</text:span><text:span text:style-name="T24"> </text:span><text:span text:style-name="T104">approach we shall call </text:span><text:span text:style-name="T186">block approach. </text:span><text:span text:style-name="T192">It </text:span><text:span text:style-name="T24">is </text:span><text:span text:style-name="T39">prevalent in </text:span><text:span text:style-name="T24">modern </text:span><text:span text:style-name="T61">filesystems</text:span><text:span text:style-name="T24">. </text:span><text:span text:style-name="T61">Space is </text:span><text:span text:style-name="T62">allocated </text:span><text:span text:style-name="T151">eagerly and non-preemptively</text:span><text:span text:style-name="T62">, one block at a time </text:span><text:span text:style-name="T101">eventually </text:span><text:span text:style-name="T62">leading to fragmentation of metadata. </text:span></text:p>
      <text:p text:style-name="P35"><text:span text:style-name="T105">Block</text:span><text:span text:style-name="T24"> approach </text:span><text:span text:style-name="T63">seems efficient at first glance because</text:span><text:span text:style-name="T24"> changing one </text:span><text:span text:style-name="T152">field</text:span><text:span text:style-name="T24"> </text:span><text:span text:style-name="T25">require</text:span><text:span text:style-name="T157">s</text:span><text:span text:style-name="T25"> </text:span><text:span text:style-name="T24">only one block to be </text:span><text:span text:style-name="T63">written </text:span><text:span text:style-name="T107">to disk</text:span><text:span text:style-name="T63">. </text:span><text:span text:style-name="T64">This kind of reasoning is flawed because </text:span><text:span text:style-name="T157">it does </text:span><text:span text:style-name="T64">not </text:span><text:span text:style-name="T105">account for future operations</text:span><text:span text:style-name="T64">. </text:span><text:span text:style-name="T158">Further analysis considers amortization of </text:span><text:span text:style-name="T65">performance over </text:span><text:span text:style-name="T158">most of </text:span><text:span text:style-name="T65">lifespan of a file, </text:span><text:span text:style-name="T159">and </text:span><text:span text:style-name="T106">not assume</text:span><text:span text:style-name="T159">s</text:span><text:span text:style-name="T106"> that any one operation must be carried out as fast as possible independently of other further operations. </text:span></text:p>
      <text:p text:style-name="P14"/>
      <text:p text:style-name="P32"><text:span text:style-name="T26">It could be argued that </text:span><text:span text:style-name="T152">extent</text:span><text:span text:style-name="T26"> approach, where all metadata is always loaded and stored in one </text:span><text:span text:style-name="T66">sweep</text:span><text:span text:style-name="T26"> is better in every </text:span><text:span text:style-name="T153">practical </text:span><text:span text:style-name="T26">usage scenario. </text:span><text:span text:style-name="T27">To show that, we need to recognize that magnetic hard disks have quite </text:span><text:span text:style-name="T102">skewed</text:span><text:span text:style-name="T27"> performance characteristics. </text:span><text:span text:style-name="T29">Flash based </text:span><text:span text:style-name="T160">storage</text:span><text:span text:style-name="T29"> </text:span><text:span text:style-name="T160">is </text:span><text:span text:style-name="T29">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15">on average</text:span><text:span text:style-name="T27">. </text:span><text:span text:style-name="T28">Quick calculation shows that reading or writing an extent smaller than 1.2 MB is faster than literally one seek, on average. </text:span></text:p>
      <text:p text:style-name="P34"><text:span text:style-name="T31">This observation </text:span><text:span text:style-name="T37">may </text:span><text:span text:style-name="T31">seem counter intuitive. Filesystem design</text:span><text:span text:style-name="T40">s</text:span><text:span text:style-name="T31"> </text:span><text:span text:style-name="T102">so far </text:span><text:span text:style-name="T31">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6">to </text:span><text:span text:style-name="T31">process as small amount of them. </text:span><text:span text:style-name="T66">It seems </text:span><text:span text:style-name="T69">that </text:span><text:span text:style-name="T66">the opposite approach of </text:span><text:span text:style-name="T31">processing bigger chunks </text:span><text:span text:style-name="T40">never gained traction</text:span><text:span text:style-name="T31">. </text:span><text:span text:style-name="T67">In traditional designs </text:span><text:span text:style-name="T116"><text:bibliography-mark text:identifier="OSTEP" text:bibliography-type="book" text:author="Remzi H. Arpaci-Dusseau, Andrea C. Arpaci-Dusseau" text:title="Operating Systems: Three Easy Pieces">[OSTEP]</text:bibliography-mark></text:span><text:span text:style-name="T116"> </text:span><text:span text:style-name="T67">directories </text:span><text:span text:style-name="T117">put </text:span><text:span text:style-name="T67">entries </text:span><text:span text:style-name="T117">into </text:span><text:span text:style-name="T125">individual </text:span><text:span text:style-name="T117">data </text:span><text:span text:style-name="T67">blocks, files put data locations into </text:span><text:span text:style-name="T125">individual </text:span><text:span text:style-name="T70">indirect blocks</text:span><text:span text:style-name="T67">, and so on. In modern designs </text:span><text:span text:style-name="T67"><text:bibliography-mark text:identifier="Rodeh12" text:bibliography-type="article" text:author="Ohad Rodeh" text:title="BTRFS: The Linux B-tree Filesystem" text:year="2012">[Rodeh12]</text:bibliography-mark></text:span><text:span text:style-name="T67"> </text:span><text:span text:style-name="T67"><text:bibliography-mark text:identifier="ZFS" text:bibliography-type="www" text:author="Jeff Bonwick, Bill Moore" text:title="ZFS: The Last Word in File Systems">[ZFS]</text:bibliography-mark></text:span><text:span text:style-name="T67"> </text:span><text:span text:style-name="T111">copy on write B-</text:span><text:span text:style-name="T67">trees are replacing </text:span><text:span text:style-name="T161">inodes and </text:span><text:span text:style-name="T117">indirect blocks </text:span><text:span text:style-name="T161">with leaf </text:span><text:span text:style-name="T163">nodes </text:span><text:span text:style-name="T67">but data is still being </text:span><text:span text:style-name="T68">divided</text:span><text:span text:style-name="T67"> into small chunks. </text:span><text:span text:style-name="T118">The issue being described here has not gone away. </text:span></text:p>
      <text:p text:style-name="P4"/>
      <text:p text:style-name="P89"><text:span text:style-name="T162">E</text:span><text:span text:style-name="T100">xtent</text:span><text:span text:style-name="T4"> approach is </text:span><text:span text:style-name="T162">shown to be </text:span><text:span text:style-name="T4">better </text:span><text:span text:style-name="T162">by </text:span><text:span text:style-name="T4">consider</text:span><text:span text:style-name="T162">ing</text:span><text:span text:style-name="T4"> total time spent on all operations throughout </text:span><text:span text:style-name="T93">most of the</text:span><text:span text:style-name="T4"> lifetime of a file. Only metadata </text:span><text:span text:style-name="T74">is counted towards the time spent </text:span><text:span text:style-name="T93">on </text:span><text:span text:style-name="T154">file </text:span><text:span text:style-name="T93">operations</text:span><text:span text:style-name="T74">. </text:span><text:span text:style-name="T75">Parent directory metadata is also excluded. At time zero </text:span><text:span text:style-name="T163">file is </text:span><text:span text:style-name="T95">assume</text:span><text:span text:style-name="T163">d to already exist</text:span><text:span text:style-name="T154">, </text:span><text:span text:style-name="T163">with all </text:span><text:span text:style-name="T95">content and </text:span><text:span text:style-name="T76">metadata. </text:span><text:span text:style-name="T163">A</text:span><text:span text:style-name="T77"> certain number of cycles </text:span><text:span text:style-name="T163">is considered, where </text:span><text:span text:style-name="T77">file </text:span><text:span text:style-name="T163">is </text:span><text:span text:style-name="T77">opened, several </text:span><text:span text:style-name="T163">metadata blocks are </text:span><text:span text:style-name="T95">accessed </text:span><text:span text:style-name="T77">and then </text:span><text:span text:style-name="T163">file gets </text:span><text:span text:style-name="T77">closed. </text:span><text:span text:style-name="T179">In each cycle </text:span><text:span text:style-name="T85">some</text:span><text:span text:style-name="T80"> </text:span><text:span text:style-name="T155">subset of </text:span><text:span text:style-name="T79">metadata blocks </text:span><text:span text:style-name="T179">is </text:span><text:span text:style-name="T95">accessed, either read or written.</text:span><text:span text:style-name="T109"> </text:span><text:span text:style-name="T163">C</text:span><text:span text:style-name="T77">ached blocks are forgotten between cycles due to </text:span><text:span text:style-name="T78">assumed </text:span><text:span text:style-name="T77">long time intervals </text:span><text:span text:style-name="T108">between cycles</text:span><text:span text:style-name="T77">. </text:span><text:span text:style-name="T103">Blocks are assumed to be 4 K</text:span><text:span text:style-name="T126">B</text:span><text:span text:style-name="T103"> size. </text:span><text:span text:style-name="T110">Suffixes like </text:span><text:span text:style-name="T103">K M refer to thousands and millions of bytes. </text:span></text:p>
      <text:p text:style-name="P6"/>
      <text:p text:style-name="P40"><text:span text:style-name="T81">R</text:span><text:span text:style-name="T4">eading </text:span><text:span text:style-name="T83">or writing </text:span><text:span text:style-name="T4">N blocks take</text:span><text:span text:style-name="T164">s in total</text:span><text:span text:style-name="T4"> (</text:span><text:span text:style-name="T109">assuming sequential and random pattern, referring to </text:span><text:span text:style-name="T94">extent</text:span><text:span text:style-name="T4"> </text:span><text:span text:style-name="T82">and </text:span><text:span text:style-name="T94">block </text:span><text:span text:style-name="T4">approach </text:span><text:span text:style-name="T82">respect</text:span><text:span text:style-name="T83">iv</text:span><text:span text:style-name="T84">ely</text:span><text:span text:style-name="T4">): </text:span></text:p>
      <text:p text:style-name="P2"><draw:frame draw:style-name="fr5" draw:name="Obiekt1" text:anchor-type="as-char" svg:y="-0.594cm" svg:width="9.126cm" svg:height="1.104cm" draw:z-index="1"><draw:object xlink:href="./Object 1" xlink:type="simple" xlink:show="embed" xlink:actuate="onLoad"/><draw:image xlink:href="./ObjectReplacements/Object 1" xlink:type="simple" xlink:show="embed" xlink:actuate="onLoad"/></draw:frame></text:p>
      <text:p text:style-name="P47"/>
      <text:p text:style-name="P47"><text:span text:style-name="T287">S</text:span>imulation <text:span text:style-name="T287">of entire lifespan is based on three</text:span> variables, N is number of <text:span text:style-name="T183">blocks accessed </text:span>in each cycle, <text:span text:style-name="T183">M is number</text:span> <text:span text:style-name="T183">of blocks total, </text:span>and <text:span text:style-name="T183">B</text:span> is number of cycles. <text:span text:style-name="T252">Only a subset of </text:span><text:soft-page-break/><text:span text:style-name="T252">blocks is accessed during a cycle so N&lt;M. Therefore total access time is </text:span><text:span text:style-name="T96">(</text:span><text:span text:style-name="T94">extent</text:span><text:span text:style-name="T96"> </text:span><text:span text:style-name="T82">and </text:span><text:span text:style-name="T94">block </text:span><text:span text:style-name="T96">approach </text:span><text:span text:style-name="T82">respect</text:span><text:span text:style-name="T83">iv</text:span><text:span text:style-name="T84">ely</text:span><text:span text:style-name="T96">): </text:span></text:p>
      <text:p text:style-name="P46"><draw:frame draw:style-name="fr5" draw:name="Obiekt2" text:anchor-type="as-char" svg:y="-1.087cm" svg:width="6.308cm" svg:height="2.304cm" draw:z-index="2"><draw:object xlink:href="./Object 2" xlink:type="simple" xlink:show="embed" xlink:actuate="onLoad"/><draw:image xlink:href="./ObjectReplacements/Object 2" xlink:type="simple" xlink:show="embed" xlink:actuate="onLoad"/></draw:frame></text:p>
      <text:p text:style-name="P17"/>
      <text:p text:style-name="P80">Plots show total time of extent approach (blue) and block approach (red) for least and most accessed <text:span text:style-name="T285">files (N)</text:span>, <text:span text:style-name="T253">and least and most sizable</text:span> files <text:span text:style-name="T285">(M)</text:span>. </text:p>
      <text:p text:style-name="Text_20_body"><draw:frame draw:style-name="fr2" draw:name="Obraz2" text:anchor-type="paragraph" svg:width="11.141cm" svg:height="7.99cm" draw:z-index="3"><draw:image xlink:href="../chartmn.png" xlink:type="simple" xlink:show="embed" xlink:actuate="onLoad"/></draw:frame></text:p>
      <text:p text:style-name="P50"><text:span text:style-name="T288">There are </text:span>cases where extent approach loses <text:span text:style-name="T288">to block approach </text:span>in comparison. Total times <text:span text:style-name="T288">are </text:span>compared through an inequality. <text:span text:style-name="T288">N</text:span>umber of cycles cancels out. </text:p>
      <text:p text:style-name="P51"><draw:frame draw:style-name="fr5" draw:name="Obiekt3" text:anchor-type="as-char" svg:y="-1.623cm" svg:width="6.167cm" svg:height="3.094cm" draw:z-index="4"><draw:object xlink:href="./Object 3" xlink:type="simple" xlink:show="embed" xlink:actuate="onLoad"/><draw:image xlink:href="./ObjectReplacements/Object 3" xlink:type="simple" xlink:show="embed" xlink:actuate="onLoad"/></draw:frame></text:p>
      <text:p text:style-name="P48"/>
      <text:p text:style-name="P53">Last two inequalities show limits on how much metadata <text:span text:style-name="T292">can</text:span> be accessed <text:span text:style-name="T241">during one cycle before block approach starts to lose advantage. Asymptotically, </text:span>less than 1 in 166 metadata blocks <text:span text:style-name="T185">could be accessed. For smallest files the limit is 2 blocks. </text:span></text:p>
      <text:p text:style-name="P54">Remember when earlier <text:span text:style-name="T184">it </text:span>was mentioned that a 1 GB file would require at least 512 metadata blocks? According to the limits, after opening at most 5 metadata blocks <text:span text:style-name="T289">could be accessed </text:span>before block approach would lose advantage, and this includes the inode block. Is this really the kind of workload we are aiming to support? </text:p>
      <text:p text:style-name="P49"/>
      <text:p text:style-name="P52">When individual blocks <text:span text:style-name="T290">are stored time is gained on </text:span>transfer time <text:span text:style-name="T300">due</text:span> to small block size but <text:span text:style-name="T290">then more time is lost to </text:span>seek time <text:span text:style-name="T290">when blocks are read at next cycle</text:span>. <text:span text:style-name="T182">Disk characteristics make this exchange totally unfair. One seek takes as much time as transferring 1.2 MB which is a lot. For many files, complete metadata could be fit within that amount of space. </text:span></text:p>
      <text:p text:style-name="P15"><text:soft-page-break/>Additionally <text:span text:style-name="T251">the </text:span>extent approach <text:span text:style-name="T291">requires </text:span>one checksum to verify integrity while <text:span text:style-name="T251">the </text:span>block approach <text:span text:style-name="T291">requires </text:span>as many checksums as there are blocks. </text:p>
      <text:p text:style-name="P15"/>
      <text:p text:style-name="P28">Finally it should be admitted that the theoretical model above assumes most naive implementation of block approach <text:span text:style-name="T254">where blocks are allocated individually (non-preemptively) from entire disk (independently from uniform distribution)</text:span>. It would be possible to allocate blocks close to each <text:span text:style-name="T255">other whenever possible, increasing so called </text:span><text:span text:style-name="T189">spatial locality</text:span>. </text:p>
      <text:p text:style-name="P30">Secondly, <text:span text:style-name="T286">disks can reorder outstanding operations to minimize total seek time. Model assumes that blocks are accessed without concurrency, one block after another. Some usage scenarios allow to anticipate which blocks will be subsequently accessed and read them all concurrently. </text:span></text:p>
      <text:p text:style-name="P29">However, <text:span text:style-name="T255">arguably neither issue would trump argument being made. Seek time and <text:s/>rotational delay are quite expensive, and considering hardware trends </text:span><text:span text:style-name="T255"><text:bibliography-mark text:identifier="Patterson" text:bibliography-type="article" text:author="David A. Patterson and Kimberly K. Keeton" text:title="Hardware Technology Trends and Database Opportunities">[Patterson]</text:bibliography-mark></text:span><text:span text:style-name="T255">, will be even more expensive in the future. Constructing a theoretical model that includes clustered allocation and concurrent disk operations is outside of scope of this paper. Distribution parameters are not known. </text:span></text:p>
      <text:p text:style-name="P7"/>
      <text:p text:style-name="P82">Changes pending: Random seeks within a subset (maybe 1GB) would be more adequate. Manufacturers do not provide such data but it could be empirically measured. </text:p>
      <text:p text:style-name="P7"/>
      <text:p text:style-name="P7"/>
      <text:h text:style-name="Heading_20_3" text:outline-level="3">B-trees are not efficient. </text:h>
      <text:p text:style-name="P38"><text:span text:style-name="T165">There is </text:span><text:span text:style-name="T4">a </text:span><text:span text:style-name="T41">trend</text:span><text:span text:style-name="T4"> </text:span><text:span text:style-name="T127">among</text:span><text:span text:style-name="T4"> filesystem design</text:span><text:span text:style-name="T127">s</text:span><text:span text:style-name="T4"> towards using both modified in place and copy on write B-trees </text:span><text:span text:style-name="T4"><text:bibliography-mark text:identifier="Rodeh12" text:bibliography-type="article" text:author="Ohad Rodeh" text:title="BTRFS: The Linux B-tree Filesystem" text:year="2012">[Rodeh12]</text:bibliography-mark></text:span><text:span text:style-name="T4"> </text:span><text:span text:style-name="T4"><text:bibliography-mark text:identifier="ZFS" text:bibliography-type="www" text:author="Jeff Bonwick, Bill Moore" text:title="ZFS: The Last Word in File Systems">[ZFS]</text:bibliography-mark></text:span><text:span text:style-name="T4">. </text:span><text:span text:style-name="T5">This trend might be easily explained by common expectation that filesystems </text:span><text:span text:style-name="T86">should</text:span><text:span text:style-name="T5"> be able to handle </text:span><text:span text:style-name="T166">huge numbers</text:span><text:span text:style-name="T5"> of files. Popular filesystems </text:span><text:span text:style-name="T87">even </text:span><text:span text:style-name="T5">explicitly advertise their ability to scale </text:span><text:span text:style-name="T8">among main points why to choose them over the competition</text:span><text:span text:style-name="T5">. </text:span></text:p>
      <text:p text:style-name="P16"/>
      <text:p text:style-name="P36"><text:span text:style-name="T6">B-trees are a good approach if </text:span><text:span text:style-name="T171">a </text:span><text:span text:style-name="T6">huge amount of keys </text:span><text:span text:style-name="T180">is</text:span><text:span text:style-name="T171"> expected</text:span><text:span text:style-name="T6">. </text:span><text:span text:style-name="T171">T</text:span><text:span text:style-name="T6">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36"><text:span text:style-name="T7">This asymptotic behavior seems to have mislead </text:span><text:span text:style-name="T167">everyone</text:span><text:span text:style-name="T7">. It would be justified to use B-trees if billions of files </text:span><text:span text:style-name="T171">were expected </text:span><text:span text:style-name="T7">to be stored but that </text:span><text:span text:style-name="T87">is a </text:span><text:span text:style-name="T7">false assumption, </text:span><text:span text:style-name="T87">at least in general case</text:span><text:span text:style-name="T7">. </text:span><text:span text:style-name="T10">Most</text:span><text:span text:style-name="T7"> computers hold on the order of 100'000 files</text:span><text:span text:style-name="T99"> </text:span><text:span text:style-name="T9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99">. </text:span><text:span text:style-name="T92">That amount of dictionary entries can </text:span><text:span text:style-name="T9">be stored </text:span><text:span text:style-name="T167">(and accessed) </text:span><text:span text:style-name="T9">more efficiently. </text:span></text:p>
      <text:p text:style-name="P41"><text:span text:style-name="T9">S</text:span><text:span text:style-name="T4">econd reason to use B-trees is that memory needed to query and update trees is small, </text:span><text:span text:style-name="T128">comparable</text:span><text:span text:style-name="T4"> to number of </text:span><text:span text:style-name="T167">nodes</text:span><text:span text:style-name="T4"> from root to leaf. Modern desktop computers have several gigabytes of memory and servers have </text:span><text:span text:style-name="T178">tens of gigabytes of memory</text:span><text:span text:style-name="T4">. </text:span><text:span text:style-name="T128">Conserving memory is not justified </text:span><text:span text:style-name="T167">anymore</text:span><text:span text:style-name="T128">. </text:span><text:span text:style-name="T180">Memory constrained devices like phones constitute an exception but that does not negate benefits on desktops and servers. </text:span></text:p>
      <text:p text:style-name="P5"/>
      <text:p text:style-name="P37"><text:span text:style-name="T42">Consider a hybrid </text:span><text:span text:style-name="T43">or rather </text:span><text:span text:style-name="T45">a </text:span><text:span text:style-name="T43">transitional </text:span><text:span text:style-name="T42">approach. Initially all entries are </text:span><text:span text:style-name="T88">loaded from one extent, kept in memory in entirety and </text:span><text:span text:style-name="T112">the whole </text:span><text:span text:style-name="T88">time, and occasionally stored </text:span><text:span text:style-name="T89">to</text:span><text:span text:style-name="T88"> disk as one extent. </text:span><text:span text:style-name="T89">If at </text:span><text:span text:style-name="T88">some point </text:span><text:span text:style-name="T43">amount of entries grows over a certain threshold, a transition </text:span><text:span text:style-name="T42">to a B-tree representation </text:span><text:span text:style-name="T168">is commenced</text:span><text:span text:style-name="T42">, all entries </text:span><text:span text:style-name="T50">(already in memory) </text:span><text:span text:style-name="T168">are relocated into </text:span><text:span text:style-name="T44">tree </text:span><text:span text:style-name="T42">nodes and store</text:span><text:span text:style-name="T168">d</text:span><text:span text:style-name="T42"> </text:span><text:span text:style-name="T90">to disk </text:span><text:span text:style-name="T44">in one </text:span><text:span text:style-name="T46">sweep</text:span><text:span text:style-name="T42">. </text:span><text:span text:style-name="T46">The threshold can be chosen </text:span><text:span text:style-name="T47">low enough </text:span><text:span text:style-name="T46">so </text:span><text:span text:style-name="T47">storing entire </text:span><text:span text:style-name="T168">dictionary </text:span><text:span text:style-name="T51">in one sweep</text:span><text:span text:style-name="T47"> is faster th</text:span><text:span text:style-name="T51">a</text:span><text:span text:style-name="T47">n analogous B-tree </text:span><text:soft-page-break/><text:span text:style-name="T47">operation </text:span><text:span text:style-name="T49">(few disk seeks). </text:span><text:span text:style-name="T113">After transition, </text:span><text:span text:style-name="T46">operations are carried out </text:span><text:span text:style-name="T52">on </text:span><text:span text:style-name="T168">the</text:span><text:span text:style-name="T52"> </text:span><text:span text:style-name="T46">B-tree representation. </text:span><text:span text:style-name="T129">If changes are </text:span><text:span text:style-name="T130">being </text:span><text:span text:style-name="T129">accumulated </text:span><text:span text:style-name="T130">over </text:span><text:span text:style-name="T168">some </text:span><text:span text:style-name="T130">period of time then comparison is even more favorable. </text:span><text:span text:style-name="T172">I</text:span><text:span text:style-name="T131">ntents (patches) can be stored </text:span><text:span text:style-name="T132">to</text:span><text:span text:style-name="T131"> disk </text:span><text:span text:style-name="T132">to persist individual operations </text:span><text:span text:style-name="T131">instead of </text:span><text:span text:style-name="T132">storing </text:span><text:span text:style-name="T131">the entire dictionary </text:span><text:span text:style-name="T132">every time. </text:span><text:span text:style-name="T168">Intents are described in a later chapter on fsync. </text:span></text:p>
      <text:p text:style-name="P39"><text:span text:style-name="T48">T</text:span><text:span text:style-name="T4">he threshold would actually be very high. W</text:span><text:span text:style-name="T27">e need to recognize that magnetic hard disks have quite </text:span><text:span text:style-name="T114">skewed</text:span><text:span text:style-name="T27"> performance characteristics. </text:span><text:span text:style-name="T29">Flash based </text:span><text:span text:style-name="T169">storage</text:span><text:span text:style-name="T29"> </text:span><text:span text:style-name="T169">is </text:span><text:span text:style-name="T29">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14">on average</text:span><text:span text:style-name="T27">. </text:span><text:span text:style-name="T28">Quick calculation shows that reading or writing an extent smaller than 1.2 MB is faster than literally one seek, on average. </text:span><text:span text:style-name="T4">Therefore a B-tree operation requiring </text:span><text:span text:style-name="T55">2</text:span><text:span text:style-name="T4"> seeks </text:span><text:span text:style-name="T55">or more </text:span><text:span text:style-name="T173">takes </text:span><text:span text:style-name="T170">on average </text:span><text:span text:style-name="T173">more time </text:span><text:span text:style-name="T55">than </text:span><text:span text:style-name="T4">reading or writing </text:span><text:span text:style-name="T91">an entire </text:span><text:span text:style-name="T55">1.2</text:span><text:span text:style-name="T4"> MB in one sweep. </text:span><text:span text:style-name="T53">A huge amount of entries can be stored in that amount of </text:span><text:span text:style-name="T169">space</text:span><text:span text:style-name="T53">. </text:span></text:p>
      <text:p text:style-name="P39"><text:span text:style-name="T54">Actually even more entries can be stored on disk than in memory. If for example </text:span><text:span text:style-name="T91">entry keys </text:span><text:span text:style-name="T54">are sorted then their pairwise differences </text:span><text:span text:style-name="T170">can be stored </text:span><text:span text:style-name="T54">instead. Smaller numbers can be encoded more compactly using varint encoding. </text:span><text:span text:style-name="T148">This topic </text:span><text:span text:style-name="T149">is </text:span><text:span text:style-name="T148">further explained in a </text:span><text:span text:style-name="T149">later </text:span><text:span text:style-name="T148">chapter </text:span><text:span text:style-name="T150">on extent efficiency</text:span><text:span text:style-name="T148">. </text:span></text:p>
      <text:p text:style-name="P9"/>
      <text:p text:style-name="P13">This argument is basically the same as for inode extent. If mapping entries <text:span text:style-name="T293">are considered </text:span>as metadata of some special file then same <text:span text:style-name="T242">theoretical model can be applied</text:span>. </text:p>
      <text:p text:style-name="P10"/>
      <text:p text:style-name="P82">Changes pending: Random seeks within a subset (maybe 1GB) would be more adequate. Manufacturers do not provide such data but it could be empirically measured. </text:p>
      <text:p text:style-name="P8"/>
      <text:p text:style-name="P10"/>
      <text:h text:style-name="Heading_20_3" text:outline-level="3">Fsync is not efficient. </text:h>
      <text:p text:style-name="P45"><text:span text:style-name="T4">Files </text:span><text:span text:style-name="T119">stored on computers </text:span><text:span text:style-name="T4">were important </text:span><text:span text:style-name="T119">since about the time when files started being stored on computers. </text:span><text:span text:style-name="T120">Programs started using techniques that would ensure reasonable state after computer was interrupted in it's work </text:span><text:span text:style-name="T121">which did and </text:span><text:span text:style-name="T124">still </text:span><text:span text:style-name="T121">does </text:span><text:span text:style-name="T123">occur</text:span><text:span text:style-name="T121"> quite often</text:span><text:span text:style-name="T120">. POSIX standard implies an approach that is being used to this day. Windows system</text:span><text:span text:style-name="T174">s</text:span><text:span text:style-name="T120"> use an identical approach despite not </text:span><text:span text:style-name="T121">recognizing POSIX. </text:span><text:span text:style-name="T122">The well established approach replaces a file using following template: </text:span></text:p>
      <text:p text:style-name="P57"/>
      <text:p text:style-name="Code_20_Source">int fd = creat("file.new", S_IRUSR|S_IWUSR); </text:p>
      <text:p text:style-name="Code_20_Source">write(fd, buf, <text:span text:style-name="T266">len</text:span>); </text:p>
      <text:p text:style-name="Code_20_Source">fsync(fd); </text:p>
      <text:p text:style-name="Code_20_Source">close(fd); </text:p>
      <text:p text:style-name="Code_20_Source">rename("file.new", "file"); </text:p>
      <text:p text:style-name="P57"/>
      <text:p text:style-name="P58">This approach has been the expected way of achieving atomic changes to files and caused a lot of pain when people were depending on different guarantees than that of fsync. <text:span text:style-name="T243">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people started skipping on fsync. Later <text:s/>on ordering behavior was disabled to increase performance and non-standard code started corrupting files. This story has been described in LWN post </text:span><text:a xlink:type="simple" xlink:href="https://lwn.net/Articles/351422/"><text:span text:style-name="T243">POSIX vs Reality</text:span></text:a><text:span text:style-name="T243">. </text:span></text:p>
      <text:p text:style-name="P81"><text:soft-page-break/>Another example is <text:span text:style-name="T248">a property </text:span>called <text:span text:style-name="T187">safe new file</text:span><text:span text:style-name="T194"> that makes fsync on parent directory unnecessary </text:span><text:span text:style-name="T227">when a new file is created</text:span><text:span text:style-name="T194">. This behavior </text:span><text:span text:style-name="T228">(and few others) </text:span><text:span text:style-name="T194">is common in modern filesystem</text:span><text:span text:style-name="T204">s</text:span><text:span text:style-name="T194"> but </text:span><text:span text:style-name="T201">it is</text:span><text:span text:style-name="T194"> not </text:span><text:span text:style-name="T207">mandated </text:span><text:span text:style-name="T194">by POSIX </text:span><text:span text:style-name="T210">so</text:span><text:span text:style-name="T194"> applications </text:span><text:span text:style-name="T210">should not </text:span><text:span text:style-name="T194">rely on </text:span><text:span text:style-name="T208">t</text:span><text:span text:style-name="T200">his property being </text:span><text:span text:style-name="T201">always </text:span><text:span text:style-name="T200">met</text:span><text:span text:style-name="T194">. Refer to </text:span><text:span text:style-name="T194"><text:bibliography-mark text:identifier="Pillai13" text:bibliography-type="article" text:author="Thanumalayan Sankaranarayana Pillai, et al" text:title="Towards Efficient, Portable Application-Level Consistency" text:year="2013">[Pillai13]</text:bibliography-mark></text:span><text:span text:style-name="T194"> for </text:span><text:span text:style-name="T200">modern filesystem semantics that are common but </text:span><text:span text:style-name="T210">are </text:span><text:span text:style-name="T200">not </text:span><text:span text:style-name="T210">part of the </text:span><text:span text:style-name="T237">published </text:span><text:span text:style-name="T200">standard </text:span><text:span text:style-name="T210">(POSIX). </text:span><text:span text:style-name="T202">Notice that all of the 6 behaviors they describe are met by a filesystem where all operations are </text:span><text:span text:style-name="T203">both </text:span><text:span text:style-name="T202">atomic and ordered, </text:span><text:span text:style-name="T210">as proposed below</text:span><text:span text:style-name="T202">. </text:span><text:span text:style-name="T210">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11">described below. </text:span></text:p>
      <text:p text:style-name="P64"/>
      <text:p text:style-name="P65">Following code <text:span text:style-name="T283">is not safe on all filesystems but is representative of applications: </text:span></text:p>
      <text:p text:style-name="P87">int fd = creat("file.new", S_IRUSR|S_IWUSR); </text:p>
      <text:p text:style-name="P87">write(fd, buf, <text:span text:style-name="T266">len</text:span>); </text:p>
      <text:p text:style-name="P87">close(fd); </text:p>
      <text:p text:style-name="P86">rename("file.new", "file"); </text:p>
      <text:p text:style-name="P66"/>
      <text:p text:style-name="P55">Whatever improvements to filesystems will be made in the future it seems clear that <text:s/>applications will remain to use the approach established by POSIX and filesystems will have to cooperate. <text:span text:style-name="T249">Inventing new APIs that ensure safety while also break existing code will not gain traction, no matter how fancy they seem. For example, Btrfs provides an interface to clone a file in zero-time, that allows to apply sets of changes and also changes to huge files in an atomic manner. Not used anywhere. Another example, Btrfs also provides a way to manage transactions spanning across files. Would seem useful if its own documentation have not outright discouraged using it, warning of deadlocks. </text:span></text:p>
      <text:p text:style-name="P55"/>
      <text:p text:style-name="P55">Below <text:span text:style-name="T294">is described </text:span>a new <text:span text:style-name="T244">solution</text:span> to <text:span text:style-name="T294">the </text:span>problem <text:span text:style-name="T294">of ensuring consistency </text:span>that <text:span text:style-name="T294">keeps </text:span>files correct <text:span text:style-name="T274">whether</text:span> the POSIX <text:span text:style-name="T274">compliant</text:span> approach <text:span text:style-name="T274">is used or not while performance is approaching no use of fsync at all. </text:span></text:p>
      <text:p text:style-name="P56"/>
      <text:p text:style-name="P60">Consider a filesystem where all operations are both atomic and ordered. <text:span text:style-name="T245">Above that fsync calls are implemented as no-op. </text:span></text:p>
      <text:p text:style-name="P60"><text:span text:style-name="T278">The file replacing codes above remain to keep files consistent. This is due to the fact that application developers (usually) use fsync not to persist data immediately but to persist data before metadata, which is what </text:span><text:span text:style-name="T195">ordering </text:span><text:span text:style-name="T220">behavior </text:span><text:span text:style-name="T229">implies</text:span><text:span text:style-name="T245">.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text:span text:style-name="T245">documentation</text:span></text:a><text:span text:style-name="T245">: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text:soft-page-break/>(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73"><text:span text:style-name="T277">Persisting ordered operations used to be implemented though ordered persistence. Long time ago blocks were written one at a time (synchronous writes). Operating system <text:s/>buffered changes in memory (</text:span>the buffer cache) <text:span text:style-name="T212">and was the only party that buffered. </text:span>When hard disks started buffering writes <text:span text:style-name="T276">themselves things got broken. System was no longer in a position to tell which blocks were already persisted on the platter and which were still pending. Immediate solution was to implement </text:span><text:span text:style-name="T191">flushing buffers </text:span><text:span text:style-name="T214">th</text:span><text:span text:style-name="T219">r</text:span><text:span text:style-name="T214">ough so called </text:span><text:span text:style-name="T191">queue draining</text:span><text:span text:style-name="T213">. System </text:span><text:span text:style-name="T214">withh</text:span><text:span text:style-name="T221">eld</text:span><text:span text:style-name="T214"> </text:span><text:span text:style-name="T213">all future writes until disk reported that </text:span><text:span text:style-name="T229">all outstanding writes completed, that </text:span><text:span text:style-name="T213">queue was empty. </text:span><text:span text:style-name="T215">When flushing buffers occurred quite often </text:span><text:span text:style-name="T213">this approach basically defeated the purpose of installing buffers in disks </text:span><text:span text:style-name="T215">in the first place. </text:span></text:p>
      <text:p text:style-name="Text_20_body"><text:span text:style-name="T230">L</text:span><text:span text:style-name="T216">ater another major overhaul of disks happened. Up to this moment systems reordered requests </text:span><text:span text:style-name="T217">themselves</text:span><text:span text:style-name="T216">. Buffer cache accumulated blocks to be written and system decided, without much help from the disk, in which order should the disk write them. </text:span><text:span text:style-name="T217">It was more beneficial to process blocks in the order that minimized total time spent on jumping between locations on disk. Unfortunately, system was in no position to determine current orientation of the platter or current position of the head. </text:span><text:span text:style-name="T238">The s</text:span><text:span text:style-name="T217">ystem made decisions </text:span><text:span text:style-name="T238">based on some principle like elevator scheduling, not on exact state of the disk</text:span><text:span text:style-name="T217">. Everything changed again when disks started to reorder requests themselves. </text:span><text:span text:style-name="T230">S</text:span><text:span text:style-name="T217">ystem was </text:span><text:span text:style-name="T230">again </text:span><text:span text:style-name="T217">no longer aware of what is the status of each request. </text:span><text:span text:style-name="T230">T</text:span><text:span text:style-name="T217">he system </text:span><text:span text:style-name="T230">did not </text:span><text:span text:style-name="T217">even </text:span><text:span text:style-name="T230">know </text:span><text:span text:style-name="T217">which of them will go to the platter first. </text:span><text:span text:style-name="T218">The solution to ensuring order of writes was the same, </text:span><text:span text:style-name="T230">through withholding further writes. </text:span></text:p>
      <text:p text:style-name="P90"><text:span text:style-name="T230">M</text:span><text:span text:style-name="T234">odern solution comes in form of two related mechanisms: explicit flushes and FUA requests. </text:span><text:span text:style-name="T231">Flushes are writes that are weakly ordered, demanding previously scheduled writes are completed before current. Previous requests can still be reordered between themselves, so can future requests. Force Unit Access </text:span><text:span text:style-name="T232">(FUA) </text:span><text:span text:style-name="T231">requests </text:span><text:span text:style-name="T232">can be reordered with any other request, imposing no ordering whatsoever, but disk reports immediately </text:span><text:span text:style-name="T239">after </text:span><text:span text:style-name="T232">they landed on the platter. </text:span><text:span text:style-name="T239">FUA requests are also said to be priorities over others. </text:span><text:span text:style-name="T234">System is no longer responsible for ensuring ordering. Instead the disk is being issued requests marked with these two flags. </text:span><text:span text:style-name="T233">Topic is </text:span>discussed on LWN <text:a xlink:type="simple" xlink:href="https://lwn.net/Articles/400541/">The end of block barriers</text:a> and Monolight <text:a xlink:type="simple" xlink:href="http://monolight.cc/2011/06/barriers-caches-filesystems/">Barriers, Caches, Filesystems</text:a>. </text:p>
      <text:p text:style-name="P61"/>
      <text:p text:style-name="P74">Here is a <text:span text:style-name="T295">plausible</text:span> implementation of a filesystem where all operations are atomic and ordered (but not durable) <text:span text:style-name="T279">with respect to crash</text:span>. </text:p>
      <text:p text:style-name="P62"/>
      <text:p text:style-name="P62">Consider a copy on write scheme where first sector contains address of last persisted <text:span text:style-name="T246">block</text:span> and address of root inode, further sectors contain a continuous <text:span text:style-name="T280">cyclic </text:span>stream of data and metadata similar to what a log-structured filesystem would contain. </text:p>
      <text:p text:style-name="P75">Each operation puts more blocks into the stream in a sequential but asynchronous way. <text:span text:style-name="T281">Ordered operations require that space on disk is allocated sequentially, so spatial ordering corresponds to chronology of operations, but actual writes need not to be neither atomic nor ordered. Writes can be reordered and interleaved with outstanding and future disk operations. </text:span></text:p>
      <text:p text:style-name="P75"><text:soft-page-break/>When the filesystem is sure that blocks up to a given point were persisted it issues an atomic but also <text:span text:style-name="T282">unordered</text:span> write of the first <text:span text:style-name="T296">sector</text:span>, moving the address of last used block. Recovery is not strictly necessary <text:span text:style-name="T256">so far </text:span>because first sector <text:span text:style-name="T250">reliably </text:span>tells us how much data was stored. <text:span text:style-name="T275">The window of changes that can get lost can be quite significant, depending on how many changes (or for how long) are accumulated between atomic writes of header. Modern filesystems make this sacrifice on regular basis. </text:span></text:p>
      <text:p text:style-name="P76">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297">has </text:span>to be stored eventually but <text:span text:style-name="T247">not before write operation was persistent, neither between open-close cycles. Recovery involves doing a so called </text:span><text:span text:style-name="T188">roll forward</text:span><text:span text:style-name="T196">, scanning the log from last known end forward, looking for intents. </text:span><text:span text:style-name="T223">Each intent carries a </text:span><text:span text:style-name="T224">signature that verifies both intent integrity and that it represents actual intent, </text:span><text:span text:style-name="T225">not stale bytes </text:span><text:span text:style-name="T226">from whatever was stored </text:span><text:span text:style-name="T240">on disk</text:span><text:span text:style-name="T226"> previously. </text:span><text:span text:style-name="T222">Changes defined in </text:span><text:span text:style-name="T235">an </text:span><text:span text:style-name="T196">intent have to </text:span><text:span text:style-name="T197">be incorporated into earlier inode during recovery. </text:span><text:span text:style-name="T198">Complexity is added to recovery code but performance </text:span><text:span text:style-name="T209">and utilisation </text:span><text:span text:style-name="T199">gain </text:span><text:span text:style-name="T198">may well be worth it. </text:span></text:p>
      <text:p text:style-name="P63">Robustness can also be achieved in the sense that operations can become persistent as soon as <text:span text:style-name="T301">their intents</text:span> hit the disk which could be requested from anything between 5 seconds later to right away. First sector does not need to be updated for following changes to be persisted, <text:span text:style-name="T257">intents and </text:span>rolling forward ensure that. </text:p>
      <text:p text:style-name="P63"/>
      <text:p text:style-name="P63"/>
      <text:h text:style-name="Heading_20_3" text:outline-level="3">Encrypting disk blocks is not useful. </text:h>
      <text:p text:style-name="P72"><text:span text:style-name="T133">Encryption became a common feature that is not used only by geeks and criminals anymore. While in the past user would use some custom program to </text:span><text:span text:style-name="T136">password-protect</text:span><text:span text:style-name="T133"> archives and store them away </text:span><text:span text:style-name="T137">with other files </text:span><text:span text:style-name="T181">on otherwise unencrypted media</text:span><text:span text:style-name="T133">, today operating systems are expected to offer encryption out of the box. </text:span><text:span text:style-name="T134">In particular, systems are often installed on encrypted partitions and are supposed to boot of</text:span><text:span text:style-name="T138">f</text:span><text:span text:style-name="T134"> them. </text:span><text:span text:style-name="T135">The problem is that initial code must be loaded before any decryption can be done. Some files need to be available in the clear before rest of them can be decrypted and booting sequence can proceed. </text:span></text:p>
      <text:p text:style-name="P11"/>
      <text:p text:style-name="P18">Linux uses a separate unencrypted /boot partition to start a booting process. Then a screen pops up asking the user to provide a password which decrypts a LUKS partition. <text:span text:style-name="T258">There is a reason why one partition cannot be enough to boot a system. Partitions are encrypted block-wise. There is no facility to keep selected blocks in the clear. Filesystems are mounted on arbitrary block devices and are unaware of how (or whether) underlying blocks are being encrypted. </text:span></text:p>
      <text:p text:style-name="P19">Only solution to booting from a <text:span text:style-name="T259">(</text:span>partially<text:span text:style-name="T259">)</text:span> encrypted filesystem seems to be encrypting filesystem itself and not the block storage device <text:span text:style-name="T267">underneath</text:span>. </text:p>
      <text:p text:style-name="P18"/>
      <text:p text:style-name="P20">Consider a filesystem where encryption is applied to data structures <text:span text:style-name="T264">like inodes and not raw blocks</text:span>. <text:span text:style-name="T260">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be useful only after password was provided. </text:span></text:p>
      <text:p text:style-name="P21">Encrypted structures would be indistinguishable from free space so there is no way to <text:soft-page-break/>tell how much data is stored aside of files <text:span text:style-name="T261">stored </text:span>in the clear. <text:span text:style-name="T262">When encrypted blocks are freed they just become part of the garbage in the background. Freeing blocks from files stored in the clear should be followed by overwrite with random garbage, although it does not need to happen right away.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allow to determine that a progressively shrinking fraction of blocks are not in use. Content would not be revealed, only an upper bound on usage quota, and only for first few hours of operation. </text:span></text:p>
      <text:p text:style-name="P22">Writing files in the clear before <text:span text:style-name="T265">unlocking</text:span> would be impossible since without password there is no way to distinguish free space to allocate from, unless space was reserved in advance. <text:span text:style-name="T263">Then files like boot logs could be stored in the clear even before unlocking. </text:span></text:p>
      <text:p text:style-name="P22"/>
      <text:p text:style-name="P23">Following diagram shows an example of data structures on disk (clouds mean extents are encrypted, locations on disk are not represented): </text:p>
      <text:p text:style-name="P12"><draw:frame draw:style-name="fr3" draw:name="Obraz1" text:anchor-type="paragraph" svg:width="16.431cm" svg:height="7.361cm" draw:z-index="5"><draw:image xlink:href="../plain.png" xlink:type="simple" xlink:show="embed" xlink:actuate="onLoad"/></draw:frame></text:p>
      <text:p text:style-name="P12"/>
      <text:h text:style-name="Heading_20_3" text:outline-level="3">Blocks can store less than extents. </text:h>
      <text:p text:style-name="P42"><text:span text:style-name="T139">Earlier </text:span><text:span text:style-name="T143">chapters discussed the issue of storing </text:span><text:span text:style-name="T139">data structures like dictionaries and inodes in single extents. </text:span><text:span text:style-name="T143">While previous chapters were considering performance of disk devices this chapter is focused on compactness. Less bits are needed to store data in extent form than </text:span><text:span text:style-name="T175">in </text:span><text:span text:style-name="T143">individual blocks, </text:span><text:span text:style-name="T175">leading to performance and space utilisation gain</text:span><text:span text:style-name="T143">. </text:span></text:p>
      <text:p text:style-name="P43"><text:span text:style-name="T140">The main reason </text:span><text:span text:style-name="T144">why extents are more efficient </text:span><text:span text:style-name="T140">is that blocks impose rigid boundaries between data items stored inside. </text:span><text:span text:style-name="T141">Items of variable size cannot be compactly laid out next to one another because </text:span><text:span text:style-name="T142">boundaries between sets of items </text:span><text:span text:style-name="T144">often </text:span><text:span text:style-name="T142">not align with </text:span><text:span text:style-name="T144">boundaries </text:span><text:span text:style-name="T146">between </text:span><text:span text:style-name="T142">blocks. When data </text:span><text:span text:style-name="T176">is divided </text:span><text:span text:style-name="T142">into blocks, usually </text:span><text:span text:style-name="T176">items should not be split between blocks. </text:span></text:p>
      <text:p text:style-name="P25"/>
      <text:p text:style-name="P44"><text:span text:style-name="T4">For example, directory entries used to be stored in data blocks like on a diagram below. File names </text:span><text:span text:style-name="T145">are much shorte</text:span><text:span text:style-name="T147">r</text:span><text:span text:style-name="T145"> than a single block so they </text:span><text:span text:style-name="T4">are </text:span><text:span text:style-name="T145">being </text:span><text:span text:style-name="T4">grouped </text:span><text:span text:style-name="T145">to occupy as much space in </text:span><text:span text:style-name="T177">each</text:span><text:span text:style-name="T145"> block as possible. However, </text:span><text:span text:style-name="T4">since file names are variable length each block has some unpredictable </text:span><text:span text:style-name="T145">amount of </text:span><text:span text:style-name="T4">space </text:span><text:span text:style-name="T145">left </text:span><text:span text:style-name="T4">unused. </text:span></text:p>
      <text:p text:style-name="P24"><draw:frame draw:style-name="fr4" draw:name="Obraz3" text:anchor-type="paragraph" svg:width="12.51cm" svg:height="5.039cm" draw:z-index="6"><draw:image xlink:href="../dirblocks.png" xlink:type="simple" xlink:show="embed" xlink:actuate="onLoad"/></draw:frame><text:soft-page-break/></text:p>
      <text:p text:style-name="P26">No doubt this approach was beneficial when memory was heavily constrained. Listing and querying entries require<text:span text:style-name="T268">s</text:span> <text:span text:style-name="T268">processing </text:span>only one block at a time. Removing or changing an entry require<text:span text:style-name="T268">s</text:span> writing only one block <text:span text:style-name="T298">to</text:span> disk. <text:span text:style-name="T269">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27">Consider using an extent instead. Items can be laid out next to each other with not even a byte wasted. <text:span text:style-name="T270">At most, extent could be aligned to block boundaries wasting only some fragment of the last block, often called a </text:span><text:span text:style-name="T190">tail</text:span><text:span text:style-name="T205">. However if filesystem would allow extents to start and end at byte </text:span><text:span text:style-name="T236">precise</text:span><text:span text:style-name="T205"> addresses then literally no byte would go to waste. </text:span><text:span text:style-name="T206">This is the case with Btrfs filesystem. </text:span></text:p>
      <text:p text:style-name="P67"><draw:frame draw:style-name="fr4" draw:name="Obraz5" text:anchor-type="paragraph" svg:width="10.77cm" svg:height="3.08cm" draw:z-index="7"><draw:image xlink:href="../dirextent.png" xlink:type="simple" xlink:show="embed" xlink:actuate="onLoad"/></draw:frame></text:p>
      <text:p text:style-name="P67">Another example, <text:span text:style-name="T271">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68">Keys can be arbitrarily reordered within the blob because deserialization <text:span text:style-name="T272">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68"/>
      <text:p text:style-name="P69">Normally a 64 bit number occupies exactly that much space, 8 bytes. Varint encoding divides a number into 7 bit chunks starting from least significant bits. 8th bit is used to signal whether <text:span text:style-name="T273">more chunks follow</text:span>. For example, number<text:span text:style-name="T273">s</text:span> 200 <text:span text:style-name="T273">and 100'000 are encoded as below. Each byte is separated with a space and bits are concatenated with a pipe. Chunks are shown in binary system. </text:span></text:p>
      <text:p text:style-name="P70"><draw:frame draw:style-name="fr4" draw:name="Obraz6" text:anchor-type="paragraph" svg:width="14.041cm" svg:height="4.521cm" draw:z-index="8"><draw:image xlink:href="../varint.png" xlink:type="simple" xlink:show="embed" xlink:actuate="onLoad"/></draw:frame><text:soft-page-break/></text:p>
      <text:p text:style-name="P70">Varint encoding was developed by Google and used in their serialization framework <text:a xlink:type="simple" xlink:href="https://developers.google.com/protocol-buffers/docs/encoding">Protocol Buffers</text:a>. </text:p>
      <text:p text:style-name="P69"/>
      <text:p text:style-name="P69"/>
      <text:p text:style-name="P85"/>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88">McKusi84: Marshall Kirk Mckusick, William N. Joy, Samuel J. Leffler, Robert S. Fabry, A Fast File System for UNIX, 1984</text:p>
          <text:p text:style-name="P88">Twee00: Steven Tweedie, EXT3, Journaling Filesystem, 2000, http://olstrans.sourceforge.net/release/OLS2000-ext3/OLS2000-ext3.html</text:p>
          <text:p text:style-name="P88">OSTEP: Remzi H. Arpaci-Dusseau, Andrea C. Arpaci-Dusseau, Operating Systems: Three Easy Pieces, </text:p>
          <text:p text:style-name="P88">Rodeh12: Ohad Rodeh, BTRFS: The Linux B-tree Filesystem, 2012</text:p>
          <text:p text:style-name="P88">ZFS: Jeff Bonwick, Bill Moore, ZFS: The Last Word in File Systems, , </text:p>
          <text:p text:style-name="P88">Patterson: David A. Patterson and Kimberly K. Keeton, Hardware Technology Trends and Database Opportunities, </text:p>
          <text:p text:style-name="P88">Agraw07: Nitin Agrawal, William J. Bolosky, John R. Douceur, Jacob R. Lorch, A Five-Year Study of File-System Metadata, 2007</text:p>
          <text:p text:style-name="P88">Pillai13: Thanumalayan Sankaranarayana Pillai, et al, Towards Efficient, Portable Application-Level Consistency, 2013</text:p>
        </text:index-body>
      </text:bibliography>
      <text:p text:style-name="Text_20_body"/>
      <text:p text:style-name="P59">Please know that all cited documents are saved in project's repository and you do not have to search the web to read them. This includes cited web pag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background-image/>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51pt fine-dashed #0084d1"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10-19T02:28:54.104101429">2015-10-19</text:date></text:span><text:span text:style-name="MT1"><text:tab/>Page </text:span><text:span text:style-name="MT1"><text:page-number text:select-page="current">12</text:page-number></text:span><text:span text:style-name="MT1"> of </text:span><text:span text:style-name="MT1"><text:page-count>1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2DT11H22M49S</meta:editing-duration>
    <meta:editing-cycles>741</meta:editing-cycles>
    <meta:generator>LibreOffice/4.2.8.2$Linux_X86_64 LibreOffice_project/420m0$Build-2</meta:generator>
    <dc:date>2015-10-19T02:28:53.918666817</dc:date>
    <meta:document-statistic meta:table-count="0" meta:image-count="6" meta:object-count="3" meta:page-count="12" meta:paragraph-count="100" meta:word-count="4789" meta:character-count="29643" meta:non-whitespace-character-count="24864"/>
  </office:meta>
</office:document-meta>
</file>

<file path=Object 1/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

<file path=Object 2/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3/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